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323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0"/>
    <style:style style:name="ce2" style:family="table-cell" style:parent-style-name="Default" style:data-style-name="N110">
      <style:text-properties style:font-name="Times New Roman" style:font-name-asian="DejaVu Sans" style:font-name-complex="Tahoma"/>
    </style:style>
    <style:style style:name="ce3" style:family="table-cell" style:parent-style-name="Default" style:data-style-name="N110">
      <style:text-properties style:font-name="Arial" style:font-name-asian="DejaVu Sans" style:font-name-complex="Tahom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60"/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Duree" table:style-name="ta1" table:print="false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D</text:p>
          </table:table-cell>
          <table:table-cell office:value-type="float" office:value="15.847">
            <text:p>15,847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D/2</text:p>
          </table:table-cell>
          <table:table-cell table:style-name="ce2" table:formula="of:=[.B2]/2" office:value-type="float" office:value="7.9235">
            <text:p>7,9235</text:p>
          </table:table-cell>
          <table:table-cell office:value-type="string">
            <text:p>AL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g</text:p>
          </table:table-cell>
          <table:table-cell office:value-type="float" office:value="1.03">
            <text:p>1,0300</text:p>
          </table:table-cell>
          <table:table-cell table:style-name="Default" office:value-type="string">
            <text:p>AL/an^2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2">
          <table:table-cell office:value-type="string">
            <text:p>Acceleration</text:p>
          </table:table-cell>
          <table:table-cell office:value-type="string">
            <text:p>1/16 <text:s/>(g)</text:p>
          </table:table-cell>
          <table:table-cell table:style-name="Default"/>
          <table:table-cell table:style-name="Default" office:value-type="string">
            <text:p>Relativiste</text:p>
          </table:table-cell>
          <table:table-cell table:style-name="Default" office:value-type="string">
            <text:p>référentiel</text:p>
          </table:table-cell>
          <table:table-cell table:style-name="Default" office:value-type="string">
            <text:p>mobile</text:p>
          </table:table-cell>
          <table:table-cell table:style-name="Default" table:number-columns-repeated="2"/>
          <table:table-cell table:style-name="Default" office:value-type="string">
            <text:p>Classique</text:p>
          </table:table-cell>
          <table:table-cell table:style-name="Default" table:number-columns-repeated="1015"/>
        </table:table-row>
        <table:table-row table:style-name="ro2">
          <table:table-cell table:formula="of:=[.$B$4]/16" office:value-type="float" office:value="0.064375">
            <text:p>0,0644</text:p>
          </table:table-cell>
          <table:table-cell office:value-type="string">
            <text:p>AL/an^2</text:p>
          </table:table-cell>
          <table:table-cell table:style-name="Default"/>
          <table:table-cell office:value-type="string">
            <text:p>Vlim(a,D) </text:p>
          </table:table-cell>
          <table:table-cell table:formula="of:=SQRT(([.A7]*[.$B$3]+1)^2-1)/([.A7]*[.$B$3]+1)" office:value-type="float" office:value="0.749310676656229">
            <text:p>0,7493</text:p>
          </table:table-cell>
          <table:table-cell office:value-type="string">
            <text:p>Talim(a,D)</text:p>
          </table:table-cell>
          <table:table-cell table:formula="of:=1/[.A7]*ACOSH([.A7]*[.$B$3]+1)*4" office:value-type="float" office:value="60.3576752897317">
            <text:p>60,3577</text:p>
          </table:table-cell>
          <table:table-cell table:style-name="Default"/>
          <table:table-cell office:value-type="string">
            <text:p>Vlim(a,D)</text:p>
          </table:table-cell>
          <table:table-cell table:formula="of:=SQRT(2*[.A7]*[.$B$3])" office:value-type="float" office:value="1.01002506157026">
            <text:p>1,0100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SQRT(2*[.$B$3]/[.A7])*4" office:value-type="float" office:value="62.758838777181">
            <text:p>62,7588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>
            <text:p>Vmax/c</text:p>
          </table:table-cell>
          <table:table-cell office:value-type="float" office:value="0.01">
            <text:p>0,0100</text:p>
          </table:table-cell>
          <table:table-cell office:value-type="float" office:value="0.05">
            <text:p>0,0500</text:p>
          </table:table-cell>
          <table:table-cell office:value-type="float" office:value="0.1">
            <text:p>0,1000</text:p>
          </table:table-cell>
          <table:table-cell office:value-type="float" office:value="0.2">
            <text:p>0,2000</text:p>
          </table:table-cell>
          <table:table-cell office:value-type="float" office:value="0.3">
            <text:p>0,3000</text:p>
          </table:table-cell>
          <table:table-cell office:value-type="float" office:value="0.4">
            <text:p>0,4000</text:p>
          </table:table-cell>
          <table:table-cell office:value-type="float" office:value="0.5">
            <text:p>0,5000</text:p>
          </table:table-cell>
          <table:table-cell office:value-type="float" office:value="0.6">
            <text:p>0,6000</text:p>
          </table:table-cell>
          <table:table-cell office:value-type="float" office:value="0.8">
            <text:p>0,8000</text:p>
          </table:table-cell>
          <table:table-cell office:value-type="float" office:value="0.9">
            <text:p>0,9000</text:p>
          </table:table-cell>
          <table:table-cell office:value-type="float" office:value="0.99">
            <text:p>0,9900</text:p>
          </table:table-cell>
          <table:table-cell table:style-name="Default"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T acc rel mob</text:p>
          </table:table-cell>
          <table:table-cell table:style-name="ce3" table:formula="of:=MIN(1/[.$A7]*ATANH([.B8])*4;[.$G7])" office:value-type="float" office:value="0.621379936517885">
            <text:p>0,6214</text:p>
          </table:table-cell>
          <table:table-cell table:style-name="ce3" table:formula="of:=MIN(1/[.$A7]*ATANH([.C8])*4;[.$G7])" office:value-type="float" office:value="3.10938900371208">
            <text:p>3,1094</text:p>
          </table:table-cell>
          <table:table-cell table:style-name="ce3" table:formula="of:=MIN(1/[.$A7]*ATANH([.D8])*4;[.$G7])" office:value-type="float" office:value="6.2344293735814">
            <text:p>6,2344</text:p>
          </table:table-cell>
          <table:table-cell table:style-name="ce3" table:formula="of:=MIN(1/[.$A7]*ATANH([.E8])*4;[.$G7])" office:value-type="float" office:value="12.5969742324867">
            <text:p>12,5970</text:p>
          </table:table-cell>
          <table:table-cell table:style-name="ce3" table:formula="of:=MIN(1/[.$A7]*ATANH([.F8])*4;[.$G7])" office:value-type="float" office:value="19.2322860864069">
            <text:p>19,2323</text:p>
          </table:table-cell>
          <table:table-cell table:style-name="ce3" table:formula="of:=MIN(1/[.$A7]*ATANH([.G8])*4;[.$G7])" office:value-type="float" office:value="26.3238170217384">
            <text:p>26,3238</text:p>
          </table:table-cell>
          <table:table-cell table:style-name="ce3" table:formula="of:=MIN(1/[.$A7]*ATANH([.H8])*4;[.$G7])" office:value-type="float" office:value="34.1316439197859">
            <text:p>34,1316</text:p>
          </table:table-cell>
          <table:table-cell table:style-name="ce3" table:formula="of:=MIN(1/[.$A7]*ATANH([.I8])*4;[.$G7])" office:value-type="float" office:value="43.0693393745985">
            <text:p>43,0693</text:p>
          </table:table-cell>
          <table:table-cell table:style-name="ce3" table:formula="of:=MIN(1/[.$A7]*ATANH([.J8])*4;[.$G7])" office:value-type="float" office:value="60.3576752897317">
            <text:p>60,3577</text:p>
          </table:table-cell>
          <table:table-cell table:style-name="ce3" table:formula="of:=MIN(1/[.$A7]*ATANH([.K8])*4;[.$G7])" office:value-type="float" office:value="60.3576752897317">
            <text:p>60,3577</text:p>
          </table:table-cell>
          <table:table-cell table:style-name="ce3" table:formula="of:=MIN(1/[.$A7]*ATANH([.L8])*4;[.$G7])" office:value-type="float" office:value="60.3576752897317">
            <text:p>60,3577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rel mob</text:p>
          </table:table-cell>
          <table:table-cell table:formula="of:=IF([.$E7]&gt;[.B8];(1/[.$A7]/[.B8]*(SQRT(1 -[.B8]*[.B8]) -1)+[.$B$3]/[.B8]*SQRT(1 -[.B8]*[.B8]))*4;0)" office:value-type="float" office:value="3168.93083865902">
            <text:p>3168,9308</text:p>
          </table:table-cell>
          <table:table-cell table:formula="of:=IF([.$E7]&gt;[.C8];(1/[.$A7]/[.C8]*(SQRT(1 -[.C8]*[.C8]) -1)+[.$B$3]/[.C8]*SQRT(1 -[.C8]*[.C8]))*4;0)" office:value-type="float" office:value="631.532784013727">
            <text:p>631,5328</text:p>
          </table:table-cell>
          <table:table-cell table:formula="of:=IF([.$E7]&gt;[.D8];(1/[.$A7]/[.D8]*(SQRT(1 -[.D8]*[.D8]) -1)+[.$B$3]/[.D8]*SQRT(1 -[.D8]*[.D8]))*4;0)" office:value-type="float" office:value="312.236716130394">
            <text:p>312,2367</text:p>
          </table:table-cell>
          <table:table-cell table:formula="of:=IF([.$E7]&gt;[.E8];(1/[.$A7]/[.E8]*(SQRT(1 -[.E8]*[.E8]) -1)+[.$B$3]/[.E8]*SQRT(1 -[.E8]*[.E8]))*4;0)" office:value-type="float" office:value="148.991252976945">
            <text:p>148,9913</text:p>
          </table:table-cell>
          <table:table-cell table:formula="of:=IF([.$E7]&gt;[.F8];(1/[.$A7]/[.F8]*(SQRT(1 -[.F8]*[.F8]) -1)+[.$B$3]/[.F8]*SQRT(1 -[.F8]*[.F8]))*4;0)" office:value-type="float" office:value="91.2403961549659">
            <text:p>91,2404</text:p>
          </table:table-cell>
          <table:table-cell table:formula="of:=IF([.$E7]&gt;[.G8];(1/[.$A7]/[.G8]*(SQRT(1 -[.G8]*[.G8]) -1)+[.$B$3]/[.G8]*SQRT(1 -[.G8]*[.G8]))*4;0)" office:value-type="float" office:value="59.6515549395058">
            <text:p>59,6516</text:p>
          </table:table-cell>
          <table:table-cell table:formula="of:=IF([.$E7]&gt;[.H8];(1/[.$A7]/[.H8]*(SQRT(1 -[.H8]*[.H8]) -1)+[.$B$3]/[.H8]*SQRT(1 -[.H8]*[.H8]))*4;0)" office:value-type="float" office:value="38.2463480857755">
            <text:p>38,2463</text:p>
          </table:table-cell>
          <table:table-cell table:formula="of:=IF([.$E7]&gt;[.I8];(1/[.$A7]/[.I8]*(SQRT(1 -[.I8]*[.I8]) -1)+[.$B$3]/[.I8]*SQRT(1 -[.I8]*[.I8]))*4;0)" office:value-type="float" office:value="21.5466925566343">
            <text:p>21,5467</text:p>
          </table:table-cell>
          <table:table-cell table:formula="of:=IF([.$E7]&gt;[.J8];(1/[.$A7]/[.J8]*(SQRT(1 -[.J8]*[.J8]) -1)+[.$B$3]/[.J8]*SQRT(1 -[.J8]*[.J8]))*4;0)" office:value-type="float" office:value="0">
            <text:p>0,0000</text:p>
          </table:table-cell>
          <table:table-cell table:formula="of:=IF([.$E7]&gt;[.K8];(1/[.$A7]/[.K8]*(SQRT(1 -[.K8]*[.K8]) -1)+[.$B$3]/[.K8]*SQRT(1 -[.K8]*[.K8]))*4;0)" office:value-type="float" office:value="0">
            <text:p>0,0000</text:p>
          </table:table-cell>
          <table:table-cell table:formula="of:=IF([.$E7]&gt;[.L8];(1/[.$A7]/[.L8]*(SQRT(1 -[.L8]*[.L8]) -1)+[.$B$3]/[.L8]*SQRT(1 -[.L8]*[.L8]))*4;0)" office:value-type="float" office:value="0">
            <text:p>0,000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mob</text:p>
          </table:table-cell>
          <table:table-cell table:formula="of:=[.B10]+[.B9]" office:value-type="float" office:value="3169.55221859554">
            <text:p>3169,5522</text:p>
          </table:table-cell>
          <table:table-cell table:formula="of:=[.C10]+[.C9]" office:value-type="float" office:value="634.642173017439">
            <text:p>634,6422</text:p>
          </table:table-cell>
          <table:table-cell table:formula="of:=[.D10]+[.D9]" office:value-type="float" office:value="318.471145503976">
            <text:p>318,4711</text:p>
          </table:table-cell>
          <table:table-cell table:formula="of:=[.E10]+[.E9]" office:value-type="float" office:value="161.588227209431">
            <text:p>161,5882</text:p>
          </table:table-cell>
          <table:table-cell table:formula="of:=[.F10]+[.F9]" office:value-type="float" office:value="110.472682241373">
            <text:p>110,4727</text:p>
          </table:table-cell>
          <table:table-cell table:formula="of:=[.G10]+[.G9]" office:value-type="float" office:value="85.9753719612442">
            <text:p>85,9754</text:p>
          </table:table-cell>
          <table:table-cell table:formula="of:=[.H10]+[.H9]" office:value-type="float" office:value="72.3779920055615">
            <text:p>72,3780</text:p>
          </table:table-cell>
          <table:table-cell table:formula="of:=[.I10]+[.I9]" office:value-type="float" office:value="64.6160319312328">
            <text:p>64,6160</text:p>
          </table:table-cell>
          <table:table-cell table:formula="of:=[.J10]+[.J9]" office:value-type="float" office:value="60.3576752897317">
            <text:p>60,3577</text:p>
          </table:table-cell>
          <table:table-cell table:formula="of:=[.K10]+[.K9]" office:value-type="float" office:value="60.3576752897317">
            <text:p>60,3577</text:p>
          </table:table-cell>
          <table:table-cell table:formula="of:=[.L10]+[.L9]" office:value-type="float" office:value="60.3576752897317">
            <text:p>60,3577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fixe</text:p>
          </table:table-cell>
          <table:table-cell table:formula="of:=IF([.$E7]&lt;[.B8];([.$E7]/[.$A7]/SQRT(1-[.$E7]*[.$E7]));(1/[.$A7]/[.B8]*(1-SQRT(1-[.B8]*[.B8]))+[.$B$3]/[.B8]))*4" office:value-type="float" office:value="3169.71068737903">
            <text:p>3169,7107</text:p>
          </table:table-cell>
          <table:table-cell table:formula="of:=IF([.$E7]&lt;[.C8];([.$E7]/[.$A7]/SQRT(1-[.$E7]*[.$E7]));(1/[.$A7]/[.C8]*(1-SQRT(1-[.C8]*[.C8]))+[.$B$3]/[.C8]))*4" office:value-type="float" office:value="635.434370147531">
            <text:p>635,4344</text:p>
          </table:table-cell>
          <table:table-cell table:formula="of:=IF([.$E7]&lt;[.D8];([.$E7]/[.$A7]/SQRT(1-[.$E7]*[.$E7]));(1/[.$A7]/[.D8]*(1-SQRT(1-[.D8]*[.D8]))+[.$B$3]/[.D8]))*4" office:value-type="float" office:value="320.054602186178">
            <text:p>320,0546</text:p>
          </table:table-cell>
          <table:table-cell table:formula="of:=IF([.$E7]&lt;[.E8];([.$E7]/[.$A7]/SQRT(1-[.$E7]*[.$E7]));(1/[.$A7]/[.E8]*(1-SQRT(1-[.E8]*[.E8]))+[.$B$3]/[.E8]))*4" office:value-type="float" office:value="164.747002838595">
            <text:p>164,7470</text:p>
          </table:table-cell>
          <table:table-cell table:formula="of:=IF([.$E7]&lt;[.F8];([.$E7]/[.$A7]/SQRT(1-[.$E7]*[.$E7]));(1/[.$A7]/[.F8]*(1-SQRT(1-[.F8]*[.F8]))+[.$B$3]/[.F8]))*4" office:value-type="float" office:value="115.186767344063">
            <text:p>115,1868</text:p>
          </table:table-cell>
          <table:table-cell table:formula="of:=IF([.$E7]&lt;[.G8];([.$E7]/[.$A7]/SQRT(1-[.$E7]*[.$E7]));(1/[.$A7]/[.G8]*(1-SQRT(1-[.G8]*[.G8]))+[.$B$3]/[.G8]))*4" office:value-type="float" office:value="92.2035220984593">
            <text:p>92,2035</text:p>
          </table:table-cell>
          <table:table-cell table:formula="of:=IF([.$E7]&lt;[.H8];([.$E7]/[.$A7]/SQRT(1-[.$E7]*[.$E7]));(1/[.$A7]/[.H8]*(1-SQRT(1-[.H8]*[.H8]))+[.$B$3]/[.H8]))*4" office:value-type="float" office:value="80.0372702093125">
            <text:p>80,0373</text:p>
          </table:table-cell>
          <table:table-cell table:formula="of:=IF([.$E7]&lt;[.I8];([.$E7]/[.$A7]/SQRT(1-[.$E7]*[.$E7]));(1/[.$A7]/[.I8]*(1-SQRT(1-[.I8]*[.I8]))+[.$B$3]/[.I8]))*4" office:value-type="float" office:value="73.5353074433657">
            <text:p>73,5353</text:p>
          </table:table-cell>
          <table:table-cell table:formula="of:=IF([.$E7]&lt;[.J8];([.$E7]/[.$A7]/SQRT(1-[.$E7]*[.$E7]));(1/[.$A7]/[.J8]*(1-SQRT(1-[.J8]*[.J8]))+[.$B$3]/[.J8]))*4" office:value-type="float" office:value="70.3077625917665">
            <text:p>70,3078</text:p>
          </table:table-cell>
          <table:table-cell table:formula="of:=IF([.$E7]&lt;[.K8];([.$E7]/[.$A7]/SQRT(1-[.$E7]*[.$E7]));(1/[.$A7]/[.K8]*(1-SQRT(1-[.K8]*[.K8]))+[.$B$3]/[.K8]))*4" office:value-type="float" office:value="70.3077625917665">
            <text:p>70,3078</text:p>
          </table:table-cell>
          <table:table-cell table:formula="of:=IF([.$E7]&lt;[.L8];([.$E7]/[.$A7]/SQRT(1-[.$E7]*[.$E7]));(1/[.$A7]/[.L8]*(1-SQRT(1-[.L8]*[.L8]))+[.$B$3]/[.L8]))*4" office:value-type="float" office:value="70.3077625917665">
            <text:p>70,307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acc class</text:p>
          </table:table-cell>
          <table:table-cell table:formula="of:=MIN(([.B8]/[.$A7])*4;[.$L7])" office:value-type="float" office:value="0.621359223300971">
            <text:p>0,6214</text:p>
          </table:table-cell>
          <table:table-cell table:formula="of:=MIN(([.C8]/[.$A7])*4;[.$L7])" office:value-type="float" office:value="3.10679611650485">
            <text:p>3,1068</text:p>
          </table:table-cell>
          <table:table-cell table:formula="of:=MIN(([.D8]/[.$A7])*4;[.$L7])" office:value-type="float" office:value="6.21359223300971">
            <text:p>6,2136</text:p>
          </table:table-cell>
          <table:table-cell table:formula="of:=MIN(([.E8]/[.$A7])*4;[.$L7])" office:value-type="float" office:value="12.4271844660194">
            <text:p>12,4272</text:p>
          </table:table-cell>
          <table:table-cell table:formula="of:=MIN(([.F8]/[.$A7])*4;[.$L7])" office:value-type="float" office:value="18.6407766990291">
            <text:p>18,6408</text:p>
          </table:table-cell>
          <table:table-cell table:formula="of:=MIN(([.G8]/[.$A7])*4;[.$L7])" office:value-type="float" office:value="24.8543689320388">
            <text:p>24,8544</text:p>
          </table:table-cell>
          <table:table-cell table:formula="of:=MIN(([.H8]/[.$A7])*4;[.$L7])" office:value-type="float" office:value="31.0679611650485">
            <text:p>31,0680</text:p>
          </table:table-cell>
          <table:table-cell table:formula="of:=MIN(([.I8]/[.$A7])*4;[.$L7])" office:value-type="float" office:value="37.2815533980583">
            <text:p>37,2816</text:p>
          </table:table-cell>
          <table:table-cell table:formula="of:=MIN(([.J8]/[.$A7])*4;[.$L7])" office:value-type="float" office:value="49.7087378640777">
            <text:p>49,7087</text:p>
          </table:table-cell>
          <table:table-cell table:formula="of:=MIN(([.K8]/[.$A7])*4;[.$L7])" office:value-type="float" office:value="55.9223300970874">
            <text:p>55,9223</text:p>
          </table:table-cell>
          <table:table-cell table:formula="of:=MIN(([.L8]/[.$A7])*4;[.$L7])" office:value-type="float" office:value="61.5145631067961">
            <text:p>61,5146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class</text:p>
          </table:table-cell>
          <table:table-cell table:formula="of:=IF([.$J7]&gt;[.B8];([.$B$3]/[.B8]-1/2*[.B8]/[.$A7])*4;0)" office:value-type="float" office:value="3169.08932038835">
            <text:p>3169,0893</text:p>
          </table:table-cell>
          <table:table-cell table:formula="of:=IF([.$J7]&gt;[.C8];([.$B$3]/[.C8]-1/2*[.C8]/[.$A7])*4;0)" office:value-type="float" office:value="632.326601941748">
            <text:p>632,3266</text:p>
          </table:table-cell>
          <table:table-cell table:formula="of:=IF([.$J7]&gt;[.D8];([.$B$3]/[.D8]-1/2*[.D8]/[.$A7])*4;0)" office:value-type="float" office:value="313.833203883495">
            <text:p>313,8332</text:p>
          </table:table-cell>
          <table:table-cell table:formula="of:=IF([.$J7]&gt;[.E8];([.$B$3]/[.E8]-1/2*[.E8]/[.$A7])*4;0)" office:value-type="float" office:value="152.25640776699">
            <text:p>152,2564</text:p>
          </table:table-cell>
          <table:table-cell table:formula="of:=IF([.$J7]&gt;[.F8];([.$B$3]/[.F8]-1/2*[.F8]/[.$A7])*4;0)" office:value-type="float" office:value="96.3262783171521">
            <text:p>96,3263</text:p>
          </table:table-cell>
          <table:table-cell table:formula="of:=IF([.$J7]&gt;[.G8];([.$B$3]/[.G8]-1/2*[.G8]/[.$A7])*4;0)" office:value-type="float" office:value="66.8078155339806">
            <text:p>66,8078</text:p>
          </table:table-cell>
          <table:table-cell table:formula="of:=IF([.$J7]&gt;[.H8];([.$B$3]/[.H8]-1/2*[.H8]/[.$A7])*4;0)" office:value-type="float" office:value="47.8540194174757">
            <text:p>47,8540</text:p>
          </table:table-cell>
          <table:table-cell table:formula="of:=IF([.$J7]&gt;[.I8];([.$B$3]/[.I8]-1/2*[.I8]/[.$A7])*4;0)" office:value-type="float" office:value="34.1825566343042">
            <text:p>34,1826</text:p>
          </table:table-cell>
          <table:table-cell table:formula="of:=IF([.$J7]&gt;[.J8];([.$B$3]/[.J8]-1/2*[.J8]/[.$A7])*4;0)" office:value-type="float" office:value="14.7631310679612">
            <text:p>14,7631</text:p>
          </table:table-cell>
          <table:table-cell table:formula="of:=IF([.$J7]&gt;[.K8];([.$B$3]/[.K8]-1/2*[.K8]/[.$A7])*4;0)" office:value-type="float" office:value="7.25439050701187">
            <text:p>7,2544</text:p>
          </table:table-cell>
          <table:table-cell table:formula="of:=IF([.$J7]&gt;[.L8];([.$B$3]/[.L8]-1/2*[.L8]/[.$A7])*4;0)" office:value-type="float" office:value="1.25685986074335">
            <text:p>1,2569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class</text:p>
          </table:table-cell>
          <table:table-cell table:formula="of:=[.B14]+[.B13]" office:value-type="float" office:value="3169.71067961165">
            <text:p>3169,7107</text:p>
          </table:table-cell>
          <table:table-cell table:formula="of:=[.C14]+[.C13]" office:value-type="float" office:value="635.433398058252">
            <text:p>635,4334</text:p>
          </table:table-cell>
          <table:table-cell table:formula="of:=[.D14]+[.D13]" office:value-type="float" office:value="320.046796116505">
            <text:p>320,0468</text:p>
          </table:table-cell>
          <table:table-cell table:formula="of:=[.E14]+[.E13]" office:value-type="float" office:value="164.68359223301">
            <text:p>164,6836</text:p>
          </table:table-cell>
          <table:table-cell table:formula="of:=[.F14]+[.F13]" office:value-type="float" office:value="114.967055016181">
            <text:p>114,9671</text:p>
          </table:table-cell>
          <table:table-cell table:formula="of:=[.G14]+[.G13]" office:value-type="float" office:value="91.6621844660194">
            <text:p>91,6622</text:p>
          </table:table-cell>
          <table:table-cell table:formula="of:=[.H14]+[.H13]" office:value-type="float" office:value="78.9219805825243">
            <text:p>78,9220</text:p>
          </table:table-cell>
          <table:table-cell table:formula="of:=[.I14]+[.I13]" office:value-type="float" office:value="71.4641100323624">
            <text:p>71,4641</text:p>
          </table:table-cell>
          <table:table-cell table:formula="of:=[.J14]+[.J13]" office:value-type="float" office:value="64.4718689320388">
            <text:p>64,4719</text:p>
          </table:table-cell>
          <table:table-cell table:formula="of:=[.K14]+[.K13]" office:value-type="float" office:value="63.1767206040992">
            <text:p>63,1767</text:p>
          </table:table-cell>
          <table:table-cell table:formula="of:=[.L14]+[.L13]" office:value-type="float" office:value="62.7714229675395">
            <text:p>62,7714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cceleration</text:p>
          </table:table-cell>
          <table:table-cell office:value-type="string">
            <text:p>1/8 <text:s/>(g)</text:p>
          </table:table-cell>
          <table:table-cell table:style-name="Default"/>
          <table:table-cell table:style-name="Default" office:value-type="string">
            <text:p>Relativiste</text:p>
          </table:table-cell>
          <table:table-cell table:style-name="Default" office:value-type="string">
            <text:p>référentiel</text:p>
          </table:table-cell>
          <table:table-cell table:style-name="Default" office:value-type="string">
            <text:p>mobile</text:p>
          </table:table-cell>
          <table:table-cell table:style-name="Default" table:number-columns-repeated="2"/>
          <table:table-cell table:style-name="Default" office:value-type="string">
            <text:p>Classique</text:p>
          </table:table-cell>
          <table:table-cell table:style-name="Default" table:number-columns-repeated="1015"/>
        </table:table-row>
        <table:table-row table:style-name="ro2">
          <table:table-cell table:formula="of:=[.$B$4]/8" office:value-type="float" office:value="0.12875">
            <text:p>0,1288</text:p>
          </table:table-cell>
          <table:table-cell office:value-type="string">
            <text:p>AL/an^2</text:p>
          </table:table-cell>
          <table:table-cell table:style-name="Default"/>
          <table:table-cell office:value-type="string">
            <text:p>Vlim(a,D) </text:p>
          </table:table-cell>
          <table:table-cell table:formula="of:=SQRT(([.A18]*[.$B$3]+1)^2-1)/([.A18]*[.$B$3]+1)" office:value-type="float" office:value="0.868885799369482">
            <text:p>0,8689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1/[.A18]*ACOSH([.A18]*[.$B$3]+1)*4" office:value-type="float" office:value="41.2742368789243">
            <text:p>41,2742</text:p>
          </table:table-cell>
          <table:table-cell table:style-name="Default"/>
          <table:table-cell office:value-type="string">
            <text:p>Vlim(a,D)</text:p>
          </table:table-cell>
          <table:table-cell table:formula="of:=SQRT(2*[.A18]*[.$B$3])" office:value-type="float" office:value="1.42839114040938">
            <text:p>1,4284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SQRT(2*[.$B$3]/[.A18])*4" office:value-type="float" office:value="44.3772004787379">
            <text:p>44,3772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>
            <text:p>Vmax/c</text:p>
          </table:table-cell>
          <table:table-cell office:value-type="float" office:value="0.01">
            <text:p>0,0100</text:p>
          </table:table-cell>
          <table:table-cell office:value-type="float" office:value="0.05">
            <text:p>0,0500</text:p>
          </table:table-cell>
          <table:table-cell office:value-type="float" office:value="0.1">
            <text:p>0,1000</text:p>
          </table:table-cell>
          <table:table-cell office:value-type="float" office:value="0.2">
            <text:p>0,2000</text:p>
          </table:table-cell>
          <table:table-cell office:value-type="float" office:value="0.3">
            <text:p>0,3000</text:p>
          </table:table-cell>
          <table:table-cell office:value-type="float" office:value="0.4">
            <text:p>0,4000</text:p>
          </table:table-cell>
          <table:table-cell office:value-type="float" office:value="0.5">
            <text:p>0,5000</text:p>
          </table:table-cell>
          <table:table-cell office:value-type="float" office:value="0.6">
            <text:p>0,6000</text:p>
          </table:table-cell>
          <table:table-cell office:value-type="float" office:value="0.8">
            <text:p>0,8000</text:p>
          </table:table-cell>
          <table:table-cell office:value-type="float" office:value="0.9">
            <text:p>0,9000</text:p>
          </table:table-cell>
          <table:table-cell office:value-type="float" office:value="0.99">
            <text:p>0,9900</text:p>
          </table:table-cell>
          <table:table-cell table:style-name="Default"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T acc rel mob</text:p>
          </table:table-cell>
          <table:table-cell table:style-name="ce3" table:formula="of:=MIN(1/[.$A18]*ATANH([.B19])*4;[.$G18])" office:value-type="float" office:value="0.310689968258943">
            <text:p>0,3107</text:p>
          </table:table-cell>
          <table:table-cell table:style-name="ce3" table:formula="of:=MIN(1/[.$A18]*ATANH([.C19])*4;[.$G18])" office:value-type="float" office:value="1.55469450185604">
            <text:p>1,5547</text:p>
          </table:table-cell>
          <table:table-cell table:style-name="ce3" table:formula="of:=MIN(1/[.$A18]*ATANH([.D19])*4;[.$G18])" office:value-type="float" office:value="3.1172146867907">
            <text:p>3,1172</text:p>
          </table:table-cell>
          <table:table-cell table:style-name="ce3" table:formula="of:=MIN(1/[.$A18]*ATANH([.E19])*4;[.$G18])" office:value-type="float" office:value="6.29848711624333">
            <text:p>6,2985</text:p>
          </table:table-cell>
          <table:table-cell table:style-name="ce3" table:formula="of:=MIN(1/[.$A18]*ATANH([.F19])*4;[.$G18])" office:value-type="float" office:value="9.61614304320347">
            <text:p>9,6161</text:p>
          </table:table-cell>
          <table:table-cell table:style-name="ce3" table:formula="of:=MIN(1/[.$A18]*ATANH([.G19])*4;[.$G18])" office:value-type="float" office:value="13.1619085108692">
            <text:p>13,1619</text:p>
          </table:table-cell>
          <table:table-cell table:style-name="ce3" table:formula="of:=MIN(1/[.$A18]*ATANH([.H19])*4;[.$G18])" office:value-type="float" office:value="17.065821959893">
            <text:p>17,0658</text:p>
          </table:table-cell>
          <table:table-cell table:style-name="ce3" table:formula="of:=MIN(1/[.$A18]*ATANH([.I19])*4;[.$G18])" office:value-type="float" office:value="21.5346696872993">
            <text:p>21,5347</text:p>
          </table:table-cell>
          <table:table-cell table:style-name="ce3" table:formula="of:=MIN(1/[.$A18]*ATANH([.J19])*4;[.$G18])" office:value-type="float" office:value="34.1316439197859">
            <text:p>34,1316</text:p>
          </table:table-cell>
          <table:table-cell table:style-name="ce3" table:formula="of:=MIN(1/[.$A18]*ATANH([.K19])*4;[.$G18])" office:value-type="float" office:value="41.2742368789243">
            <text:p>41,2742</text:p>
          </table:table-cell>
          <table:table-cell table:style-name="ce3" table:formula="of:=MIN(1/[.$A18]*ATANH([.L19])*4;[.$G18])" office:value-type="float" office:value="41.2742368789243">
            <text:p>41,2742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rel mob</text:p>
          </table:table-cell>
          <table:table-cell table:formula="of:=IF([.$E18]&gt;[.B19];(1/[.$A18]/[.B19]*(SQRT(1 -[.B19]*[.B19]) -1)+[.$B$3]/[.B19]*SQRT(1 -[.B19]*[.B19]))*4;0)" office:value-type="float" office:value="3169.08618234854">
            <text:p>3169,0862</text:p>
          </table:table-cell>
          <table:table-cell table:formula="of:=IF([.$E18]&gt;[.C19];(1/[.$A18]/[.C19]*(SQRT(1 -[.C19]*[.C19]) -1)+[.$B$3]/[.C19]*SQRT(1 -[.C19]*[.C19]))*4;0)" office:value-type="float" office:value="632.309969087492">
            <text:p>632,3100</text:p>
          </table:table-cell>
          <table:table-cell table:formula="of:=IF([.$E18]&gt;[.D19];(1/[.$A18]/[.D19]*(SQRT(1 -[.D19]*[.D19]) -1)+[.$B$3]/[.D19]*SQRT(1 -[.D19]*[.D19]))*4;0)" office:value-type="float" office:value="313.794017223483">
            <text:p>313,7940</text:p>
          </table:table-cell>
          <table:table-cell table:formula="of:=IF([.$E18]&gt;[.E19];(1/[.$A18]/[.E19]*(SQRT(1 -[.E19]*[.E19]) -1)+[.$B$3]/[.E19]*SQRT(1 -[.E19]*[.E19]))*4;0)" office:value-type="float" office:value="152.129754396242">
            <text:p>152,1298</text:p>
          </table:table-cell>
          <table:table-cell table:formula="of:=IF([.$E18]&gt;[.F19];(1/[.$A18]/[.F19]*(SQRT(1 -[.F19]*[.F19]) -1)+[.$B$3]/[.F19]*SQRT(1 -[.F19]*[.F19]))*4;0)" office:value-type="float" office:value="96.010446493664">
            <text:p>96,0104</text:p>
          </table:table-cell>
          <table:table-cell table:formula="of:=IF([.$E18]&gt;[.G19];(1/[.$A18]/[.G19]*(SQRT(1 -[.G19]*[.G19]) -1)+[.$B$3]/[.G19]*SQRT(1 -[.G19]*[.G19]))*4;0)" office:value-type="float" office:value="66.1358159887355">
            <text:p>66,1358</text:p>
          </table:table-cell>
          <table:table-cell table:formula="of:=IF([.$E18]&gt;[.H19];(1/[.$A18]/[.H19]*(SQRT(1 -[.H19]*[.H19]) -1)+[.$B$3]/[.H19]*SQRT(1 -[.H19]*[.H19]))*4;0)" office:value-type="float" office:value="46.5709831904317">
            <text:p>46,5710</text:p>
          </table:table-cell>
          <table:table-cell table:formula="of:=IF([.$E18]&gt;[.I19];(1/[.$A18]/[.I19]*(SQRT(1 -[.I19]*[.I19]) -1)+[.$B$3]/[.I19]*SQRT(1 -[.I19]*[.I19]))*4;0)" office:value-type="float" office:value="31.9026796116505">
            <text:p>31,9027</text:p>
          </table:table-cell>
          <table:table-cell table:formula="of:=IF([.$E18]&gt;[.J19];(1/[.$A18]/[.J19]*(SQRT(1 -[.J19]*[.J19]) -1)+[.$B$3]/[.J19]*SQRT(1 -[.J19]*[.J19]))*4;0)" office:value-type="float" office:value="8.23651941747572">
            <text:p>8,2365</text:p>
          </table:table-cell>
          <table:table-cell table:formula="of:=IF([.$E18]&gt;[.K19];(1/[.$A18]/[.K19]*(SQRT(1 -[.K19]*[.K19]) -1)+[.$B$3]/[.K19]*SQRT(1 -[.K19]*[.K19]))*4;0)" office:value-type="float" office:value="0">
            <text:p>0,0000</text:p>
          </table:table-cell>
          <table:table-cell table:formula="of:=IF([.$E18]&gt;[.L19];(1/[.$A18]/[.L19]*(SQRT(1 -[.L19]*[.L19]) -1)+[.$B$3]/[.L19]*SQRT(1 -[.L19]*[.L19]))*4;0)" office:value-type="float" office:value="0">
            <text:p>0,000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rel mob</text:p>
          </table:table-cell>
          <table:table-cell table:formula="of:=[.B21]+[.B20]" office:value-type="float" office:value="3169.3968723168">
            <text:p>3169,3969</text:p>
          </table:table-cell>
          <table:table-cell table:formula="of:=[.C21]+[.C20]" office:value-type="float" office:value="633.864663589348">
            <text:p>633,8647</text:p>
          </table:table-cell>
          <table:table-cell table:formula="of:=[.D21]+[.D20]" office:value-type="float" office:value="316.911231910274">
            <text:p>316,9112</text:p>
          </table:table-cell>
          <table:table-cell table:formula="of:=[.E21]+[.E20]" office:value-type="float" office:value="158.428241512486">
            <text:p>158,4282</text:p>
          </table:table-cell>
          <table:table-cell table:formula="of:=[.F21]+[.F20]" office:value-type="float" office:value="105.626589536868">
            <text:p>105,6266</text:p>
          </table:table-cell>
          <table:table-cell table:formula="of:=[.G21]+[.G20]" office:value-type="float" office:value="79.2977244996047">
            <text:p>79,2977</text:p>
          </table:table-cell>
          <table:table-cell table:formula="of:=[.H21]+[.H20]" office:value-type="float" office:value="63.6368051503247">
            <text:p>63,6368</text:p>
          </table:table-cell>
          <table:table-cell table:formula="of:=[.I21]+[.I20]" office:value-type="float" office:value="53.4373492989497">
            <text:p>53,4373</text:p>
          </table:table-cell>
          <table:table-cell table:formula="of:=[.J21]+[.J20]" office:value-type="float" office:value="42.3681633372617">
            <text:p>42,3682</text:p>
          </table:table-cell>
          <table:table-cell table:formula="of:=[.K21]+[.K20]" office:value-type="float" office:value="41.2742368789243">
            <text:p>41,2742</text:p>
          </table:table-cell>
          <table:table-cell table:formula="of:=[.L21]+[.L20]" office:value-type="float" office:value="41.2742368789243">
            <text:p>41,2742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fixe</text:p>
          </table:table-cell>
          <table:table-cell table:formula="of:=IF([.$E18]&lt;[.B19];([.$E18]/[.$A18]/SQRT(1-[.$E18]*[.$E18]));(1/[.$A18]/[.B19]*(1-SQRT(1-[.B19]*[.B19]))+[.$B$3]/[.B19]))*4" office:value-type="float" office:value="3169.55534368951">
            <text:p>3169,5553</text:p>
          </table:table-cell>
          <table:table-cell table:formula="of:=IF([.$E18]&lt;[.C19];([.$E18]/[.$A18]/SQRT(1-[.$E18]*[.$E18]));(1/[.$A18]/[.C19]*(1-SQRT(1-[.C19]*[.C19]))+[.$B$3]/[.C19]))*4" office:value-type="float" office:value="634.657185073765">
            <text:p>634,6572</text:p>
          </table:table-cell>
          <table:table-cell table:formula="of:=IF([.$E18]&lt;[.D19];([.$E18]/[.$A18]/SQRT(1-[.$E18]*[.$E18]));(1/[.$A18]/[.D19]*(1-SQRT(1-[.D19]*[.D19]))+[.$B$3]/[.D19]))*4" office:value-type="float" office:value="318.497301093089">
            <text:p>318,4973</text:p>
          </table:table-cell>
          <table:table-cell table:formula="of:=IF([.$E18]&lt;[.E19];([.$E18]/[.$A18]/SQRT(1-[.$E18]*[.$E18]));(1/[.$A18]/[.E19]*(1-SQRT(1-[.E19]*[.E19]))+[.$B$3]/[.E19]))*4" office:value-type="float" office:value="161.608501419298">
            <text:p>161,6085</text:p>
          </table:table-cell>
          <table:table-cell table:formula="of:=IF([.$E18]&lt;[.F19];([.$E18]/[.$A18]/SQRT(1-[.$E18]*[.$E18]));(1/[.$A18]/[.F19]*(1-SQRT(1-[.F19]*[.F19]))+[.$B$3]/[.F19]))*4" office:value-type="float" office:value="110.416717005365">
            <text:p>110,4167</text:p>
          </table:table-cell>
          <table:table-cell table:formula="of:=IF([.$E18]&lt;[.G19];([.$E18]/[.$A18]/SQRT(1-[.$E18]*[.$E18]));(1/[.$A18]/[.G19]*(1-SQRT(1-[.G19]*[.G19]))+[.$B$3]/[.G19]))*4" office:value-type="float" office:value="85.7192610492297">
            <text:p>85,7193</text:p>
          </table:table-cell>
          <table:table-cell table:formula="of:=IF([.$E18]&lt;[.H19];([.$E18]/[.$A18]/SQRT(1-[.$E18]*[.$E18]));(1/[.$A18]/[.H19]*(1-SQRT(1-[.H19]*[.H19]))+[.$B$3]/[.H19]))*4" office:value-type="float" office:value="71.7126351046562">
            <text:p>71,7126</text:p>
          </table:table-cell>
          <table:table-cell table:formula="of:=IF([.$E18]&lt;[.I19];([.$E18]/[.$A18]/SQRT(1-[.$E18]*[.$E18]));(1/[.$A18]/[.I19]*(1-SQRT(1-[.I19]*[.I19]))+[.$B$3]/[.I19]))*4" office:value-type="float" office:value="63.1793203883495">
            <text:p>63,1793</text:p>
          </table:table-cell>
          <table:table-cell table:formula="of:=IF([.$E18]&lt;[.J19];([.$E18]/[.$A18]/SQRT(1-[.$E18]*[.$E18]));(1/[.$A18]/[.J19]*(1-SQRT(1-[.J19]*[.J19]))+[.$B$3]/[.J19]))*4" office:value-type="float" office:value="55.1514805825243">
            <text:p>55,1515</text:p>
          </table:table-cell>
          <table:table-cell table:formula="of:=IF([.$E18]&lt;[.K19];([.$E18]/[.$A18]/SQRT(1-[.$E18]*[.$E18]));(1/[.$A18]/[.K19]*(1-SQRT(1-[.K19]*[.K19]))+[.$B$3]/[.K19]))*4" office:value-type="float" office:value="54.5329767968896">
            <text:p>54,5330</text:p>
          </table:table-cell>
          <table:table-cell table:formula="of:=IF([.$E18]&lt;[.L19];([.$E18]/[.$A18]/SQRT(1-[.$E18]*[.$E18]));(1/[.$A18]/[.L19]*(1-SQRT(1-[.L19]*[.L19]))+[.$B$3]/[.L19]))*4" office:value-type="float" office:value="54.5329767968896">
            <text:p>54,533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acc class</text:p>
          </table:table-cell>
          <table:table-cell table:formula="of:=MIN(([.B19]/[.$A18])*4;[.$L18])" office:value-type="float" office:value="0.310679611650485">
            <text:p>0,3107</text:p>
          </table:table-cell>
          <table:table-cell table:formula="of:=MIN(([.C19]/[.$A18])*4;[.$L18])" office:value-type="float" office:value="1.55339805825243">
            <text:p>1,5534</text:p>
          </table:table-cell>
          <table:table-cell table:formula="of:=MIN(([.D19]/[.$A18])*4;[.$L18])" office:value-type="float" office:value="3.10679611650485">
            <text:p>3,1068</text:p>
          </table:table-cell>
          <table:table-cell table:formula="of:=MIN(([.E19]/[.$A18])*4;[.$L18])" office:value-type="float" office:value="6.21359223300971">
            <text:p>6,2136</text:p>
          </table:table-cell>
          <table:table-cell table:formula="of:=MIN(([.F19]/[.$A18])*4;[.$L18])" office:value-type="float" office:value="9.32038834951456">
            <text:p>9,3204</text:p>
          </table:table-cell>
          <table:table-cell table:formula="of:=MIN(([.G19]/[.$A18])*4;[.$L18])" office:value-type="float" office:value="12.4271844660194">
            <text:p>12,4272</text:p>
          </table:table-cell>
          <table:table-cell table:formula="of:=MIN(([.H19]/[.$A18])*4;[.$L18])" office:value-type="float" office:value="15.5339805825243">
            <text:p>15,5340</text:p>
          </table:table-cell>
          <table:table-cell table:formula="of:=MIN(([.I19]/[.$A18])*4;[.$L18])" office:value-type="float" office:value="18.6407766990291">
            <text:p>18,6408</text:p>
          </table:table-cell>
          <table:table-cell table:formula="of:=MIN(([.J19]/[.$A18])*4;[.$L18])" office:value-type="float" office:value="24.8543689320388">
            <text:p>24,8544</text:p>
          </table:table-cell>
          <table:table-cell table:formula="of:=MIN(([.K19]/[.$A18])*4;[.$L18])" office:value-type="float" office:value="27.9611650485437">
            <text:p>27,9612</text:p>
          </table:table-cell>
          <table:table-cell table:formula="of:=MIN(([.L19]/[.$A18])*4;[.$L18])" office:value-type="float" office:value="30.7572815533981">
            <text:p>30,7573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class</text:p>
          </table:table-cell>
          <table:table-cell table:formula="of:=IF([.$J18]&gt;[.B19];([.$B$3]/[.B19]-1/2*[.B19]/[.$A18])*4;0)" office:value-type="float" office:value="3169.24466019417">
            <text:p>3169,2447</text:p>
          </table:table-cell>
          <table:table-cell table:formula="of:=IF([.$J18]&gt;[.C19];([.$B$3]/[.C19]-1/2*[.C19]/[.$A18])*4;0)" office:value-type="float" office:value="633.103300970874">
            <text:p>633,1033</text:p>
          </table:table-cell>
          <table:table-cell table:formula="of:=IF([.$J18]&gt;[.D19];([.$B$3]/[.D19]-1/2*[.D19]/[.$A18])*4;0)" office:value-type="float" office:value="315.386601941748">
            <text:p>315,3866</text:p>
          </table:table-cell>
          <table:table-cell table:formula="of:=IF([.$J18]&gt;[.E19];([.$B$3]/[.E19]-1/2*[.E19]/[.$A18])*4;0)" office:value-type="float" office:value="155.363203883495">
            <text:p>155,3632</text:p>
          </table:table-cell>
          <table:table-cell table:formula="of:=IF([.$J18]&gt;[.F19];([.$B$3]/[.F19]-1/2*[.F19]/[.$A18])*4;0)" office:value-type="float" office:value="100.986472491909">
            <text:p>100,9865</text:p>
          </table:table-cell>
          <table:table-cell table:formula="of:=IF([.$J18]&gt;[.G19];([.$B$3]/[.G19]-1/2*[.G19]/[.$A18])*4;0)" office:value-type="float" office:value="73.0214077669903">
            <text:p>73,0214</text:p>
          </table:table-cell>
          <table:table-cell table:formula="of:=IF([.$J18]&gt;[.H19];([.$B$3]/[.H19]-1/2*[.H19]/[.$A18])*4;0)" office:value-type="float" office:value="55.6210097087379">
            <text:p>55,6210</text:p>
          </table:table-cell>
          <table:table-cell table:formula="of:=IF([.$J18]&gt;[.I19];([.$B$3]/[.I19]-1/2*[.I19]/[.$A18])*4;0)" office:value-type="float" office:value="43.5029449838188">
            <text:p>43,5029</text:p>
          </table:table-cell>
          <table:table-cell table:formula="of:=IF([.$J18]&gt;[.J19];([.$B$3]/[.J19]-1/2*[.J19]/[.$A18])*4;0)" office:value-type="float" office:value="27.1903155339806">
            <text:p>27,1903</text:p>
          </table:table-cell>
          <table:table-cell table:formula="of:=IF([.$J18]&gt;[.K19];([.$B$3]/[.K19]-1/2*[.K19]/[.$A18])*4;0)" office:value-type="float" office:value="21.2349730312837">
            <text:p>21,2350</text:p>
          </table:table-cell>
          <table:table-cell table:formula="of:=IF([.$J18]&gt;[.L19];([.$B$3]/[.L19]-1/2*[.L19]/[.$A18])*4;0)" office:value-type="float" office:value="16.6355006374424">
            <text:p>16,6355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lass</text:p>
          </table:table-cell>
          <table:table-cell table:formula="of:=[.B25]+[.B24]" office:value-type="float" office:value="3169.55533980582">
            <text:p>3169,5553</text:p>
          </table:table-cell>
          <table:table-cell table:formula="of:=[.C25]+[.C24]" office:value-type="float" office:value="634.656699029126">
            <text:p>634,6567</text:p>
          </table:table-cell>
          <table:table-cell table:formula="of:=[.D25]+[.D24]" office:value-type="float" office:value="318.493398058252">
            <text:p>318,4934</text:p>
          </table:table-cell>
          <table:table-cell table:formula="of:=[.E25]+[.E24]" office:value-type="float" office:value="161.576796116505">
            <text:p>161,5768</text:p>
          </table:table-cell>
          <table:table-cell table:formula="of:=[.F25]+[.F24]" office:value-type="float" office:value="110.306860841424">
            <text:p>110,3069</text:p>
          </table:table-cell>
          <table:table-cell table:formula="of:=[.G25]+[.G24]" office:value-type="float" office:value="85.4485922330097">
            <text:p>85,4486</text:p>
          </table:table-cell>
          <table:table-cell table:formula="of:=[.H25]+[.H24]" office:value-type="float" office:value="71.1549902912621">
            <text:p>71,1550</text:p>
          </table:table-cell>
          <table:table-cell table:formula="of:=[.I25]+[.I24]" office:value-type="float" office:value="62.1437216828479">
            <text:p>62,1437</text:p>
          </table:table-cell>
          <table:table-cell table:formula="of:=[.J25]+[.J24]" office:value-type="float" office:value="52.0446844660194">
            <text:p>52,0447</text:p>
          </table:table-cell>
          <table:table-cell table:formula="of:=[.K25]+[.K24]" office:value-type="float" office:value="49.1961380798274">
            <text:p>49,1961</text:p>
          </table:table-cell>
          <table:table-cell table:formula="of:=[.L25]+[.L24]" office:value-type="float" office:value="47.3927821908404">
            <text:p>47,392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cceleration</text:p>
          </table:table-cell>
          <table:table-cell office:value-type="string">
            <text:p>¼ <text:s/>(g)</text:p>
          </table:table-cell>
          <table:table-cell table:style-name="Default"/>
          <table:table-cell table:style-name="Default" office:value-type="string">
            <text:p>Relativiste</text:p>
          </table:table-cell>
          <table:table-cell table:style-name="Default" office:value-type="string">
            <text:p>référentiel</text:p>
          </table:table-cell>
          <table:table-cell table:style-name="Default" office:value-type="string">
            <text:p>mobile</text:p>
          </table:table-cell>
          <table:table-cell table:style-name="Default" table:number-columns-repeated="2"/>
          <table:table-cell table:style-name="Default" office:value-type="string">
            <text:p>Classique</text:p>
          </table:table-cell>
          <table:table-cell table:style-name="Default" table:number-columns-repeated="1015"/>
        </table:table-row>
        <table:table-row table:style-name="ro2">
          <table:table-cell table:formula="of:=[.$B$4]/4" office:value-type="float" office:value="0.2575">
            <text:p>0,2575</text:p>
          </table:table-cell>
          <table:table-cell office:value-type="string">
            <text:p>AL/an^2</text:p>
          </table:table-cell>
          <table:table-cell table:style-name="Default"/>
          <table:table-cell office:value-type="string">
            <text:p>Vlim(a,D) </text:p>
          </table:table-cell>
          <table:table-cell table:formula="of:=SQRT(([.A29]*[.$B$3]+1)^2-1)/([.A29]*[.$B$3]+1)" office:value-type="float" office:value="0.944359609009032">
            <text:p>0,9444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1/[.A29]*ACOSH([.A29]*[.$B$3]+1)*4" office:value-type="float" office:value="27.6021635556069">
            <text:p>27,6022</text:p>
          </table:table-cell>
          <table:table-cell table:style-name="Default"/>
          <table:table-cell office:value-type="string">
            <text:p>Vlim(a,D)</text:p>
          </table:table-cell>
          <table:table-cell table:formula="of:=SQRT(2*[.A29]*[.$B$3])" office:value-type="float" office:value="2.02005012314051">
            <text:p>2,0201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SQRT(2*[.$B$3]/[.A29])*4" office:value-type="float" office:value="31.3794193885905">
            <text:p>31,3794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>
            <text:p>Vmax/c</text:p>
          </table:table-cell>
          <table:table-cell office:value-type="float" office:value="0.01">
            <text:p>0,0100</text:p>
          </table:table-cell>
          <table:table-cell office:value-type="float" office:value="0.05">
            <text:p>0,0500</text:p>
          </table:table-cell>
          <table:table-cell office:value-type="float" office:value="0.1">
            <text:p>0,1000</text:p>
          </table:table-cell>
          <table:table-cell office:value-type="float" office:value="0.2">
            <text:p>0,2000</text:p>
          </table:table-cell>
          <table:table-cell office:value-type="float" office:value="0.3">
            <text:p>0,3000</text:p>
          </table:table-cell>
          <table:table-cell office:value-type="float" office:value="0.4">
            <text:p>0,4000</text:p>
          </table:table-cell>
          <table:table-cell office:value-type="float" office:value="0.5">
            <text:p>0,5000</text:p>
          </table:table-cell>
          <table:table-cell office:value-type="float" office:value="0.6">
            <text:p>0,6000</text:p>
          </table:table-cell>
          <table:table-cell office:value-type="float" office:value="0.8">
            <text:p>0,8000</text:p>
          </table:table-cell>
          <table:table-cell office:value-type="float" office:value="0.9">
            <text:p>0,9000</text:p>
          </table:table-cell>
          <table:table-cell office:value-type="float" office:value="0.99">
            <text:p>0,9900</text:p>
          </table:table-cell>
          <table:table-cell table:style-name="Default"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T acc rel mob</text:p>
          </table:table-cell>
          <table:table-cell table:style-name="ce3" table:formula="of:=MIN(1/[.$A29]*ATANH([.B30])*4;[.$G29])" office:value-type="float" office:value="0.155344984129471">
            <text:p>0,1553</text:p>
          </table:table-cell>
          <table:table-cell table:style-name="ce3" table:formula="of:=MIN(1/[.$A29]*ATANH([.C30])*4;[.$G29])" office:value-type="float" office:value="0.77734725092802">
            <text:p>0,7773</text:p>
          </table:table-cell>
          <table:table-cell table:style-name="ce3" table:formula="of:=MIN(1/[.$A29]*ATANH([.D30])*4;[.$G29])" office:value-type="float" office:value="1.55860734339535">
            <text:p>1,5586</text:p>
          </table:table-cell>
          <table:table-cell table:style-name="ce3" table:formula="of:=MIN(1/[.$A29]*ATANH([.E30])*4;[.$G29])" office:value-type="float" office:value="3.14924355812167">
            <text:p>3,1492</text:p>
          </table:table-cell>
          <table:table-cell table:style-name="ce3" table:formula="of:=MIN(1/[.$A29]*ATANH([.F30])*4;[.$G29])" office:value-type="float" office:value="4.80807152160174">
            <text:p>4,8081</text:p>
          </table:table-cell>
          <table:table-cell table:style-name="ce3" table:formula="of:=MIN(1/[.$A29]*ATANH([.G30])*4;[.$G29])" office:value-type="float" office:value="6.58095425543459">
            <text:p>6,5810</text:p>
          </table:table-cell>
          <table:table-cell table:style-name="ce3" table:formula="of:=MIN(1/[.$A29]*ATANH([.H30])*4;[.$G29])" office:value-type="float" office:value="8.53291097994648">
            <text:p>8,5329</text:p>
          </table:table-cell>
          <table:table-cell table:style-name="ce3" table:formula="of:=MIN(1/[.$A29]*ATANH([.I30])*4;[.$G29])" office:value-type="float" office:value="10.7673348436496">
            <text:p>10,7673</text:p>
          </table:table-cell>
          <table:table-cell table:style-name="ce3" table:formula="of:=MIN(1/[.$A29]*ATANH([.J30])*4;[.$G29])" office:value-type="float" office:value="17.065821959893">
            <text:p>17,0658</text:p>
          </table:table-cell>
          <table:table-cell table:style-name="ce3" table:formula="of:=MIN(1/[.$A29]*ATANH([.K30])*4;[.$G29])" office:value-type="float" office:value="22.8694289643995">
            <text:p>22,8694</text:p>
          </table:table-cell>
          <table:table-cell table:style-name="ce3" table:formula="of:=MIN(1/[.$A29]*ATANH([.L30])*4;[.$G29])" office:value-type="float" office:value="27.6021635556069">
            <text:p>27,6022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rel mob</text:p>
          </table:table-cell>
          <table:table-cell table:formula="of:=IF([.$E29]&gt;[.B30];(1/[.$A29]/[.B30]*(SQRT(1 -[.B30]*[.B30]) -1)+[.$B$3]/[.B30]*SQRT(1 -[.B30]*[.B30]))*4;0)" office:value-type="float" office:value="3169.16385419329">
            <text:p>3169,1639</text:p>
          </table:table-cell>
          <table:table-cell table:formula="of:=IF([.$E29]&gt;[.C30];(1/[.$A29]/[.C30]*(SQRT(1 -[.C30]*[.C30]) -1)+[.$B$3]/[.C30]*SQRT(1 -[.C30]*[.C30]))*4;0)" office:value-type="float" office:value="632.698561624375">
            <text:p>632,6986</text:p>
          </table:table-cell>
          <table:table-cell table:formula="of:=IF([.$E29]&gt;[.D30];(1/[.$A29]/[.D30]*(SQRT(1 -[.D30]*[.D30]) -1)+[.$B$3]/[.D30]*SQRT(1 -[.D30]*[.D30]))*4;0)" office:value-type="float" office:value="314.572667770028">
            <text:p>314,5727</text:p>
          </table:table-cell>
          <table:table-cell table:formula="of:=IF([.$E29]&gt;[.E30];(1/[.$A29]/[.E30]*(SQRT(1 -[.E30]*[.E30]) -1)+[.$B$3]/[.E30]*SQRT(1 -[.E30]*[.E30]))*4;0)" office:value-type="float" office:value="153.699005105891">
            <text:p>153,6990</text:p>
          </table:table-cell>
          <table:table-cell table:formula="of:=IF([.$E29]&gt;[.F30];(1/[.$A29]/[.F30]*(SQRT(1 -[.F30]*[.F30]) -1)+[.$B$3]/[.F30]*SQRT(1 -[.F30]*[.F30]))*4;0)" office:value-type="float" office:value="98.3954716630131">
            <text:p>98,3955</text:p>
          </table:table-cell>
          <table:table-cell table:formula="of:=IF([.$E29]&gt;[.G30];(1/[.$A29]/[.G30]*(SQRT(1 -[.G30]*[.G30]) -1)+[.$B$3]/[.G30]*SQRT(1 -[.G30]*[.G30]))*4;0)" office:value-type="float" office:value="69.3779465133504">
            <text:p>69,3779</text:p>
          </table:table-cell>
          <table:table-cell table:formula="of:=IF([.$E29]&gt;[.H30];(1/[.$A29]/[.H30]*(SQRT(1 -[.H30]*[.H30]) -1)+[.$B$3]/[.H30]*SQRT(1 -[.H30]*[.H30]))*4;0)" office:value-type="float" office:value="50.7333007427599">
            <text:p>50,7333</text:p>
          </table:table-cell>
          <table:table-cell table:formula="of:=IF([.$E29]&gt;[.I30];(1/[.$A29]/[.I30]*(SQRT(1 -[.I30]*[.I30]) -1)+[.$B$3]/[.I30]*SQRT(1 -[.I30]*[.I30]))*4;0)" office:value-type="float" office:value="37.0806731391586">
            <text:p>37,0807</text:p>
          </table:table-cell>
          <table:table-cell table:formula="of:=IF([.$E29]&gt;[.J30];(1/[.$A29]/[.J30]*(SQRT(1 -[.J30]*[.J30]) -1)+[.$B$3]/[.J30]*SQRT(1 -[.J30]*[.J30]))*4;0)" office:value-type="float" office:value="16.0035097087379">
            <text:p>16,0035</text:p>
          </table:table-cell>
          <table:table-cell table:formula="of:=IF([.$E29]&gt;[.K30];(1/[.$A29]/[.K30]*(SQRT(1 -[.K30]*[.K30]) -1)+[.$B$3]/[.K30]*SQRT(1 -[.K30]*[.K30]))*4;0)" office:value-type="float" office:value="5.61357653794241">
            <text:p>5,6136</text:p>
          </table:table-cell>
          <table:table-cell table:formula="of:=IF([.$E29]&gt;[.L30];(1/[.$A29]/[.L30]*(SQRT(1 -[.L30]*[.L30]) -1)+[.$B$3]/[.L30]*SQRT(1 -[.L30]*[.L30]))*4;0)" office:value-type="float" office:value="0">
            <text:p>0,000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rel mob</text:p>
          </table:table-cell>
          <table:table-cell table:formula="of:=[.B32]+[.B31]" office:value-type="float" office:value="3169.31919917742">
            <text:p>3169,3192</text:p>
          </table:table-cell>
          <table:table-cell table:formula="of:=[.C32]+[.C31]" office:value-type="float" office:value="633.475908875303">
            <text:p>633,4759</text:p>
          </table:table-cell>
          <table:table-cell table:formula="of:=[.D32]+[.D31]" office:value-type="float" office:value="316.131275113423">
            <text:p>316,1313</text:p>
          </table:table-cell>
          <table:table-cell table:formula="of:=[.E32]+[.E31]" office:value-type="float" office:value="156.848248664013">
            <text:p>156,8482</text:p>
          </table:table-cell>
          <table:table-cell table:formula="of:=[.F32]+[.F31]" office:value-type="float" office:value="103.203543184615">
            <text:p>103,2035</text:p>
          </table:table-cell>
          <table:table-cell table:formula="of:=[.G32]+[.G31]" office:value-type="float" office:value="75.9589007687849">
            <text:p>75,9589</text:p>
          </table:table-cell>
          <table:table-cell table:formula="of:=[.H32]+[.H31]" office:value-type="float" office:value="59.2662117227064">
            <text:p>59,2662</text:p>
          </table:table-cell>
          <table:table-cell table:formula="of:=[.I32]+[.I31]" office:value-type="float" office:value="47.8480079828082">
            <text:p>47,8480</text:p>
          </table:table-cell>
          <table:table-cell table:formula="of:=[.J32]+[.J31]" office:value-type="float" office:value="33.0693316686308">
            <text:p>33,0693</text:p>
          </table:table-cell>
          <table:table-cell table:formula="of:=[.K32]+[.K31]" office:value-type="float" office:value="28.483005502342">
            <text:p>28,4830</text:p>
          </table:table-cell>
          <table:table-cell table:formula="of:=[.L32]+[.L31]" office:value-type="float" office:value="27.6021635556069">
            <text:p>27,6022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fixe</text:p>
          </table:table-cell>
          <table:table-cell table:formula="of:=IF([.$E29]&lt;[.B30];([.$E29]/[.$A29]/SQRT(1-[.$E29]*[.$E29]));(1/[.$A29]/[.B30]*(1-SQRT(1-[.B30]*[.B30]))+[.$B$3]/[.B30]))*4" office:value-type="float" office:value="3169.47767184476">
            <text:p>3169,4777</text:p>
          </table:table-cell>
          <table:table-cell table:formula="of:=IF([.$E29]&lt;[.C30];([.$E29]/[.$A29]/SQRT(1-[.$E29]*[.$E29]));(1/[.$A29]/[.C30]*(1-SQRT(1-[.C30]*[.C30]))+[.$B$3]/[.C30]))*4" office:value-type="float" office:value="634.268592536883">
            <text:p>634,2686</text:p>
          </table:table-cell>
          <table:table-cell table:formula="of:=IF([.$E29]&lt;[.D30];([.$E29]/[.$A29]/SQRT(1-[.$E29]*[.$E29]));(1/[.$A29]/[.D30]*(1-SQRT(1-[.D30]*[.D30]))+[.$B$3]/[.D30]))*4" office:value-type="float" office:value="317.718650546544">
            <text:p>317,7187</text:p>
          </table:table-cell>
          <table:table-cell table:formula="of:=IF([.$E29]&lt;[.E30];([.$E29]/[.$A29]/SQRT(1-[.$E29]*[.$E29]));(1/[.$A29]/[.E30]*(1-SQRT(1-[.E30]*[.E30]))+[.$B$3]/[.E30]))*4" office:value-type="float" office:value="160.039250709649">
            <text:p>160,0393</text:p>
          </table:table-cell>
          <table:table-cell table:formula="of:=IF([.$E29]&lt;[.F30];([.$E29]/[.$A29]/SQRT(1-[.$E29]*[.$E29]));(1/[.$A29]/[.F30]*(1-SQRT(1-[.F30]*[.F30]))+[.$B$3]/[.F30]))*4" office:value-type="float" office:value="108.031691836016">
            <text:p>108,0317</text:p>
          </table:table-cell>
          <table:table-cell table:formula="of:=IF([.$E29]&lt;[.G30];([.$E29]/[.$A29]/SQRT(1-[.$E29]*[.$E29]));(1/[.$A29]/[.G30]*(1-SQRT(1-[.G30]*[.G30]))+[.$B$3]/[.G30]))*4" office:value-type="float" office:value="82.4771305246148">
            <text:p>82,4771</text:p>
          </table:table-cell>
          <table:table-cell table:formula="of:=IF([.$E29]&lt;[.H30];([.$E29]/[.$A29]/SQRT(1-[.$E29]*[.$E29]));(1/[.$A29]/[.H30]*(1-SQRT(1-[.H30]*[.H30]))+[.$B$3]/[.H30]))*4" office:value-type="float" office:value="67.5503175523281">
            <text:p>67,5503</text:p>
          </table:table-cell>
          <table:table-cell table:formula="of:=IF([.$E29]&lt;[.I30];([.$E29]/[.$A29]/SQRT(1-[.$E29]*[.$E29]));(1/[.$A29]/[.I30]*(1-SQRT(1-[.I30]*[.I30]))+[.$B$3]/[.I30]))*4" office:value-type="float" office:value="58.0013268608414">
            <text:p>58,0013</text:p>
          </table:table-cell>
          <table:table-cell table:formula="of:=IF([.$E29]&lt;[.J30];([.$E29]/[.$A29]/SQRT(1-[.$E29]*[.$E29]));(1/[.$A29]/[.J30]*(1-SQRT(1-[.J30]*[.J30]))+[.$B$3]/[.J30]))*4" office:value-type="float" office:value="47.3844902912621">
            <text:p>47,3845</text:p>
          </table:table-cell>
          <table:table-cell table:formula="of:=IF([.$E29]&lt;[.K30];([.$E29]/[.$A29]/SQRT(1-[.$E29]*[.$E29]));(1/[.$A29]/[.K30]*(1-SQRT(1-[.K30]*[.K30]))+[.$B$3]/[.K30]))*4" office:value-type="float" office:value="44.952083808344">
            <text:p>44,9521</text:p>
          </table:table-cell>
          <table:table-cell table:formula="of:=IF([.$E29]&lt;[.L30];([.$E29]/[.$A29]/SQRT(1-[.$E29]*[.$E29]));(1/[.$A29]/[.L30]*(1-SQRT(1-[.L30]*[.L30]))+[.$B$3]/[.L30]))*4" office:value-type="float" office:value="44.6001972771988">
            <text:p>44,6002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acc class</text:p>
          </table:table-cell>
          <table:table-cell table:formula="of:=MIN(([.B30]/[.$A29])*4;[.$L29])" office:value-type="float" office:value="0.155339805825243">
            <text:p>0,1553</text:p>
          </table:table-cell>
          <table:table-cell table:formula="of:=MIN(([.C30]/[.$A29])*4;[.$L29])" office:value-type="float" office:value="0.776699029126214">
            <text:p>0,7767</text:p>
          </table:table-cell>
          <table:table-cell table:formula="of:=MIN(([.D30]/[.$A29])*4;[.$L29])" office:value-type="float" office:value="1.55339805825243">
            <text:p>1,5534</text:p>
          </table:table-cell>
          <table:table-cell table:formula="of:=MIN(([.E30]/[.$A29])*4;[.$L29])" office:value-type="float" office:value="3.10679611650485">
            <text:p>3,1068</text:p>
          </table:table-cell>
          <table:table-cell table:formula="of:=MIN(([.F30]/[.$A29])*4;[.$L29])" office:value-type="float" office:value="4.66019417475728">
            <text:p>4,6602</text:p>
          </table:table-cell>
          <table:table-cell table:formula="of:=MIN(([.G30]/[.$A29])*4;[.$L29])" office:value-type="float" office:value="6.21359223300971">
            <text:p>6,2136</text:p>
          </table:table-cell>
          <table:table-cell table:formula="of:=MIN(([.H30]/[.$A29])*4;[.$L29])" office:value-type="float" office:value="7.76699029126214">
            <text:p>7,7670</text:p>
          </table:table-cell>
          <table:table-cell table:formula="of:=MIN(([.I30]/[.$A29])*4;[.$L29])" office:value-type="float" office:value="9.32038834951456">
            <text:p>9,3204</text:p>
          </table:table-cell>
          <table:table-cell table:formula="of:=MIN(([.J30]/[.$A29])*4;[.$L29])" office:value-type="float" office:value="12.4271844660194">
            <text:p>12,4272</text:p>
          </table:table-cell>
          <table:table-cell table:formula="of:=MIN(([.K30]/[.$A29])*4;[.$L29])" office:value-type="float" office:value="13.9805825242718">
            <text:p>13,9806</text:p>
          </table:table-cell>
          <table:table-cell table:formula="of:=MIN(([.L30]/[.$A29])*4;[.$L29])" office:value-type="float" office:value="15.378640776699">
            <text:p>15,3786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class</text:p>
          </table:table-cell>
          <table:table-cell table:formula="of:=IF([.$J29]&gt;[.B30];([.$B$3]/[.B30]-1/2*[.B30]/[.$A29])*4;0)" office:value-type="float" office:value="3169.32233009709">
            <text:p>3169,3223</text:p>
          </table:table-cell>
          <table:table-cell table:formula="of:=IF([.$J29]&gt;[.C30];([.$B$3]/[.C30]-1/2*[.C30]/[.$A29])*4;0)" office:value-type="float" office:value="633.491650485437">
            <text:p>633,4917</text:p>
          </table:table-cell>
          <table:table-cell table:formula="of:=IF([.$J29]&gt;[.D30];([.$B$3]/[.D30]-1/2*[.D30]/[.$A29])*4;0)" office:value-type="float" office:value="316.163300970874">
            <text:p>316,1633</text:p>
          </table:table-cell>
          <table:table-cell table:formula="of:=IF([.$J29]&gt;[.E30];([.$B$3]/[.E30]-1/2*[.E30]/[.$A29])*4;0)" office:value-type="float" office:value="156.916601941748">
            <text:p>156,9166</text:p>
          </table:table-cell>
          <table:table-cell table:formula="of:=IF([.$J29]&gt;[.F30];([.$B$3]/[.F30]-1/2*[.F30]/[.$A29])*4;0)" office:value-type="float" office:value="103.316569579288">
            <text:p>103,3166</text:p>
          </table:table-cell>
          <table:table-cell table:formula="of:=IF([.$J29]&gt;[.G30];([.$B$3]/[.G30]-1/2*[.G30]/[.$A29])*4;0)" office:value-type="float" office:value="76.1282038834951">
            <text:p>76,1282</text:p>
          </table:table-cell>
          <table:table-cell table:formula="of:=IF([.$J29]&gt;[.H30];([.$B$3]/[.H30]-1/2*[.H30]/[.$A29])*4;0)" office:value-type="float" office:value="59.5045048543689">
            <text:p>59,5045</text:p>
          </table:table-cell>
          <table:table-cell table:formula="of:=IF([.$J29]&gt;[.I30];([.$B$3]/[.I30]-1/2*[.I30]/[.$A29])*4;0)" office:value-type="float" office:value="48.163139158576">
            <text:p>48,1631</text:p>
          </table:table-cell>
          <table:table-cell table:formula="of:=IF([.$J29]&gt;[.J30];([.$B$3]/[.J30]-1/2*[.J30]/[.$A29])*4;0)" office:value-type="float" office:value="33.4039077669903">
            <text:p>33,4039</text:p>
          </table:table-cell>
          <table:table-cell table:formula="of:=IF([.$J29]&gt;[.K30];([.$B$3]/[.K30]-1/2*[.K30]/[.$A29])*4;0)" office:value-type="float" office:value="28.2252642934196">
            <text:p>28,2253</text:p>
          </table:table-cell>
          <table:table-cell table:formula="of:=IF([.$J29]&gt;[.L30];([.$B$3]/[.L30]-1/2*[.L30]/[.$A29])*4;0)" office:value-type="float" office:value="24.3248210257919">
            <text:p>24,324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lass</text:p>
          </table:table-cell>
          <table:table-cell table:formula="of:=[.B36]+[.B35]" office:value-type="float" office:value="3169.47766990291">
            <text:p>3169,4777</text:p>
          </table:table-cell>
          <table:table-cell table:formula="of:=[.C36]+[.C35]" office:value-type="float" office:value="634.268349514563">
            <text:p>634,2683</text:p>
          </table:table-cell>
          <table:table-cell table:formula="of:=[.D36]+[.D35]" office:value-type="float" office:value="317.716699029126">
            <text:p>317,7167</text:p>
          </table:table-cell>
          <table:table-cell table:formula="of:=[.E36]+[.E35]" office:value-type="float" office:value="160.023398058252">
            <text:p>160,0234</text:p>
          </table:table-cell>
          <table:table-cell table:formula="of:=[.F36]+[.F35]" office:value-type="float" office:value="107.976763754045">
            <text:p>107,9768</text:p>
          </table:table-cell>
          <table:table-cell table:formula="of:=[.G36]+[.G35]" office:value-type="float" office:value="82.3417961165049">
            <text:p>82,3418</text:p>
          </table:table-cell>
          <table:table-cell table:formula="of:=[.H36]+[.H35]" office:value-type="float" office:value="67.2714951456311">
            <text:p>67,2715</text:p>
          </table:table-cell>
          <table:table-cell table:formula="of:=[.I36]+[.I35]" office:value-type="float" office:value="57.4835275080906">
            <text:p>57,4835</text:p>
          </table:table-cell>
          <table:table-cell table:formula="of:=[.J36]+[.J35]" office:value-type="float" office:value="45.8310922330097">
            <text:p>45,8311</text:p>
          </table:table-cell>
          <table:table-cell table:formula="of:=[.K36]+[.K35]" office:value-type="float" office:value="42.2058468176915">
            <text:p>42,2058</text:p>
          </table:table-cell>
          <table:table-cell table:formula="of:=[.L36]+[.L35]" office:value-type="float" office:value="39.7034618024909">
            <text:p>39,7035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cceleration</text:p>
          </table:table-cell>
          <table:table-cell office:value-type="string">
            <text:p>½ <text:s/>(g)</text:p>
          </table:table-cell>
          <table:table-cell table:style-name="Default"/>
          <table:table-cell table:style-name="Default" office:value-type="string">
            <text:p>Relativiste</text:p>
          </table:table-cell>
          <table:table-cell table:style-name="Default" office:value-type="string">
            <text:p>référentiel</text:p>
          </table:table-cell>
          <table:table-cell table:style-name="Default" office:value-type="string">
            <text:p>mobile</text:p>
          </table:table-cell>
          <table:table-cell table:style-name="Default" table:number-columns-repeated="2"/>
          <table:table-cell table:style-name="Default" office:value-type="string">
            <text:p>Classique</text:p>
          </table:table-cell>
          <table:table-cell table:style-name="Default" table:number-columns-repeated="1015"/>
        </table:table-row>
        <table:table-row table:style-name="ro2">
          <table:table-cell table:formula="of:=[.$B$4]/2" office:value-type="float" office:value="0.515">
            <text:p>0,5150</text:p>
          </table:table-cell>
          <table:table-cell office:value-type="string">
            <text:p>AL/an^2</text:p>
          </table:table-cell>
          <table:table-cell table:style-name="Default"/>
          <table:table-cell office:value-type="string">
            <text:p>Vlim(a,D) </text:p>
          </table:table-cell>
          <table:table-cell table:formula="of:=SQRT(([.A40]*[.$B$3]+1)^2-1)/([.A40]*[.$B$3]+1)" office:value-type="float" office:value="0.980438224757848">
            <text:p>0,9804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1/[.A40]*ACOSH([.A40]*[.$B$3]+1)*4" office:value-type="float" office:value="17.9320233225065">
            <text:p>17,9320</text:p>
          </table:table-cell>
          <table:table-cell table:style-name="Default"/>
          <table:table-cell office:value-type="string">
            <text:p>Vlim(a,D)</text:p>
          </table:table-cell>
          <table:table-cell table:formula="of:=SQRT(2*[.A40]*[.$B$3])" office:value-type="float" office:value="2.85678228081875">
            <text:p>2,8568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SQRT(2*[.$B$3]/[.A40])*4" office:value-type="float" office:value="22.188600239369">
            <text:p>22,1886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>
            <text:p>Vmax/c</text:p>
          </table:table-cell>
          <table:table-cell office:value-type="float" office:value="0.01">
            <text:p>0,0100</text:p>
          </table:table-cell>
          <table:table-cell office:value-type="float" office:value="0.05">
            <text:p>0,0500</text:p>
          </table:table-cell>
          <table:table-cell office:value-type="float" office:value="0.1">
            <text:p>0,1000</text:p>
          </table:table-cell>
          <table:table-cell office:value-type="float" office:value="0.2">
            <text:p>0,2000</text:p>
          </table:table-cell>
          <table:table-cell office:value-type="float" office:value="0.3">
            <text:p>0,3000</text:p>
          </table:table-cell>
          <table:table-cell office:value-type="float" office:value="0.4">
            <text:p>0,4000</text:p>
          </table:table-cell>
          <table:table-cell office:value-type="float" office:value="0.5">
            <text:p>0,5000</text:p>
          </table:table-cell>
          <table:table-cell office:value-type="float" office:value="0.6">
            <text:p>0,6000</text:p>
          </table:table-cell>
          <table:table-cell office:value-type="float" office:value="0.8">
            <text:p>0,8000</text:p>
          </table:table-cell>
          <table:table-cell office:value-type="float" office:value="0.9">
            <text:p>0,9000</text:p>
          </table:table-cell>
          <table:table-cell office:value-type="float" office:value="0.99">
            <text:p>0,9900</text:p>
          </table:table-cell>
          <table:table-cell table:style-name="Default"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T acc rel mob</text:p>
          </table:table-cell>
          <table:table-cell table:style-name="ce3" table:formula="of:=MIN(1/[.$A40]*ATANH([.B41])*4;[.$G40])" office:value-type="float" office:value="0.0776724920647357">
            <text:p>0,0777</text:p>
          </table:table-cell>
          <table:table-cell table:style-name="ce3" table:formula="of:=MIN(1/[.$A40]*ATANH([.C41])*4;[.$G40])" office:value-type="float" office:value="0.38867362546401">
            <text:p>0,3887</text:p>
          </table:table-cell>
          <table:table-cell table:style-name="ce3" table:formula="of:=MIN(1/[.$A40]*ATANH([.D41])*4;[.$G40])" office:value-type="float" office:value="0.779303671697675">
            <text:p>0,7793</text:p>
          </table:table-cell>
          <table:table-cell table:style-name="ce3" table:formula="of:=MIN(1/[.$A40]*ATANH([.E41])*4;[.$G40])" office:value-type="float" office:value="1.57462177906083">
            <text:p>1,5746</text:p>
          </table:table-cell>
          <table:table-cell table:style-name="ce3" table:formula="of:=MIN(1/[.$A40]*ATANH([.F41])*4;[.$G40])" office:value-type="float" office:value="2.40403576080087">
            <text:p>2,4040</text:p>
          </table:table-cell>
          <table:table-cell table:style-name="ce3" table:formula="of:=MIN(1/[.$A40]*ATANH([.G41])*4;[.$G40])" office:value-type="float" office:value="3.2904771277173">
            <text:p>3,2905</text:p>
          </table:table-cell>
          <table:table-cell table:style-name="ce3" table:formula="of:=MIN(1/[.$A40]*ATANH([.H41])*4;[.$G40])" office:value-type="float" office:value="4.26645548997324">
            <text:p>4,2665</text:p>
          </table:table-cell>
          <table:table-cell table:style-name="ce3" table:formula="of:=MIN(1/[.$A40]*ATANH([.I41])*4;[.$G40])" office:value-type="float" office:value="5.38366742182482">
            <text:p>5,3837</text:p>
          </table:table-cell>
          <table:table-cell table:style-name="ce3" table:formula="of:=MIN(1/[.$A40]*ATANH([.J41])*4;[.$G40])" office:value-type="float" office:value="8.53291097994648">
            <text:p>8,5329</text:p>
          </table:table-cell>
          <table:table-cell table:style-name="ce3" table:formula="of:=MIN(1/[.$A40]*ATANH([.K41])*4;[.$G40])" office:value-type="float" office:value="11.4347144821998">
            <text:p>11,4347</text:p>
          </table:table-cell>
          <table:table-cell table:style-name="ce3" table:formula="of:=MIN(1/[.$A40]*ATANH([.L41])*4;[.$G40])" office:value-type="float" office:value="17.9320233225065">
            <text:p>17,932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rel mob</text:p>
          </table:table-cell>
          <table:table-cell table:formula="of:=IF([.$E40]&gt;[.B41];(1/[.$A40]/[.B41]*(SQRT(1 -[.B41]*[.B41]) -1)+[.$B$3]/[.B41]*SQRT(1 -[.B41]*[.B41]))*4;0)" office:value-type="float" office:value="3169.20269011567">
            <text:p>3169,2027</text:p>
          </table:table-cell>
          <table:table-cell table:formula="of:=IF([.$E40]&gt;[.C41];(1/[.$A40]/[.C41]*(SQRT(1 -[.C41]*[.C41]) -1)+[.$B$3]/[.C41]*SQRT(1 -[.C41]*[.C41]))*4;0)" office:value-type="float" office:value="632.892857892816">
            <text:p>632,8929</text:p>
          </table:table-cell>
          <table:table-cell table:formula="of:=IF([.$E40]&gt;[.D41];(1/[.$A40]/[.D41]*(SQRT(1 -[.D41]*[.D41]) -1)+[.$B$3]/[.D41]*SQRT(1 -[.D41]*[.D41]))*4;0)" office:value-type="float" office:value="314.9619930433">
            <text:p>314,9620</text:p>
          </table:table-cell>
          <table:table-cell table:formula="of:=IF([.$E40]&gt;[.E41];(1/[.$A40]/[.E41]*(SQRT(1 -[.E41]*[.E41]) -1)+[.$B$3]/[.E41]*SQRT(1 -[.E41]*[.E41]))*4;0)" office:value-type="float" office:value="154.483630460716">
            <text:p>154,4836</text:p>
          </table:table-cell>
          <table:table-cell table:formula="of:=IF([.$E40]&gt;[.F41];(1/[.$A40]/[.F41]*(SQRT(1 -[.F41]*[.F41]) -1)+[.$B$3]/[.F41]*SQRT(1 -[.F41]*[.F41]))*4;0)" office:value-type="float" office:value="99.5879842476877">
            <text:p>99,5880</text:p>
          </table:table-cell>
          <table:table-cell table:formula="of:=IF([.$E40]&gt;[.G41];(1/[.$A40]/[.G41]*(SQRT(1 -[.G41]*[.G41]) -1)+[.$B$3]/[.G41]*SQRT(1 -[.G41]*[.G41]))*4;0)" office:value-type="float" office:value="70.9990117756578">
            <text:p>70,9990</text:p>
          </table:table-cell>
          <table:table-cell table:formula="of:=IF([.$E40]&gt;[.H41];(1/[.$A40]/[.H41]*(SQRT(1 -[.H41]*[.H41]) -1)+[.$B$3]/[.H41]*SQRT(1 -[.H41]*[.H41]))*4;0)" office:value-type="float" office:value="52.8144595189239">
            <text:p>52,8145</text:p>
          </table:table-cell>
          <table:table-cell table:formula="of:=IF([.$E40]&gt;[.I41];(1/[.$A40]/[.I41]*(SQRT(1 -[.I41]*[.I41]) -1)+[.$B$3]/[.I41]*SQRT(1 -[.I41]*[.I41]))*4;0)" office:value-type="float" office:value="39.6696699029126">
            <text:p>39,6697</text:p>
          </table:table-cell>
          <table:table-cell table:formula="of:=IF([.$E40]&gt;[.J41];(1/[.$A40]/[.J41]*(SQRT(1 -[.J41]*[.J41]) -1)+[.$B$3]/[.J41]*SQRT(1 -[.J41]*[.J41]))*4;0)" office:value-type="float" office:value="19.8870048543689">
            <text:p>19,8870</text:p>
          </table:table-cell>
          <table:table-cell table:formula="of:=IF([.$E40]&gt;[.K41];(1/[.$A40]/[.K41]*(SQRT(1 -[.K41]*[.K41]) -1)+[.$B$3]/[.K41]*SQRT(1 -[.K41]*[.K41]))*4;0)" office:value-type="float" office:value="10.4818406643367">
            <text:p>10,4818</text:p>
          </table:table-cell>
          <table:table-cell table:formula="of:=IF([.$E40]&gt;[.L41];(1/[.$A40]/[.L41]*(SQRT(1 -[.L41]*[.L41]) -1)+[.$B$3]/[.L41]*SQRT(1 -[.L41]*[.L41]))*4;0)" office:value-type="float" office:value="0">
            <text:p>0,000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rel mob</text:p>
          </table:table-cell>
          <table:table-cell table:formula="of:=[.B43]+[.B42]" office:value-type="float" office:value="3169.28036260774">
            <text:p>3169,2804</text:p>
          </table:table-cell>
          <table:table-cell table:formula="of:=[.C43]+[.C42]" office:value-type="float" office:value="633.28153151828">
            <text:p>633,2815</text:p>
          </table:table-cell>
          <table:table-cell table:formula="of:=[.D43]+[.D42]" office:value-type="float" office:value="315.741296714998">
            <text:p>315,7413</text:p>
          </table:table-cell>
          <table:table-cell table:formula="of:=[.E43]+[.E42]" office:value-type="float" office:value="156.058252239776">
            <text:p>156,0583</text:p>
          </table:table-cell>
          <table:table-cell table:formula="of:=[.F43]+[.F42]" office:value-type="float" office:value="101.992020008489">
            <text:p>101,9920</text:p>
          </table:table-cell>
          <table:table-cell table:formula="of:=[.G43]+[.G42]" office:value-type="float" office:value="74.2894889033751">
            <text:p>74,2895</text:p>
          </table:table-cell>
          <table:table-cell table:formula="of:=[.H43]+[.H42]" office:value-type="float" office:value="57.0809150088972">
            <text:p>57,0809</text:p>
          </table:table-cell>
          <table:table-cell table:formula="of:=[.I43]+[.I42]" office:value-type="float" office:value="45.0533373247374">
            <text:p>45,0533</text:p>
          </table:table-cell>
          <table:table-cell table:formula="of:=[.J43]+[.J42]" office:value-type="float" office:value="28.4199158343154">
            <text:p>28,4199</text:p>
          </table:table-cell>
          <table:table-cell table:formula="of:=[.K43]+[.K42]" office:value-type="float" office:value="21.9165551465364">
            <text:p>21,9166</text:p>
          </table:table-cell>
          <table:table-cell table:formula="of:=[.L43]+[.L42]" office:value-type="float" office:value="17.9320233225065">
            <text:p>17,932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fixe</text:p>
          </table:table-cell>
          <table:table-cell table:formula="of:=IF([.$E40]&lt;[.B41];([.$E40]/[.$A40]/SQRT(1-[.$E40]*[.$E40]));(1/[.$A40]/[.B41]*(1-SQRT(1-[.B41]*[.B41]))+[.$B$3]/[.B41]))*4" office:value-type="float" office:value="3169.43883592238">
            <text:p>3169,4388</text:p>
          </table:table-cell>
          <table:table-cell table:formula="of:=IF([.$E40]&lt;[.C41];([.$E40]/[.$A40]/SQRT(1-[.$E40]*[.$E40]));(1/[.$A40]/[.C41]*(1-SQRT(1-[.C41]*[.C41]))+[.$B$3]/[.C41]))*4" office:value-type="float" office:value="634.074296268441">
            <text:p>634,0743</text:p>
          </table:table-cell>
          <table:table-cell table:formula="of:=IF([.$E40]&lt;[.D41];([.$E40]/[.$A40]/SQRT(1-[.$E40]*[.$E40]));(1/[.$A40]/[.D41]*(1-SQRT(1-[.D41]*[.D41]))+[.$B$3]/[.D41]))*4" office:value-type="float" office:value="317.329325273272">
            <text:p>317,3293</text:p>
          </table:table-cell>
          <table:table-cell table:formula="of:=IF([.$E40]&lt;[.E41];([.$E40]/[.$A40]/SQRT(1-[.$E40]*[.$E40]));(1/[.$A40]/[.E41]*(1-SQRT(1-[.E41]*[.E41]))+[.$B$3]/[.E41]))*4" office:value-type="float" office:value="159.254625354824">
            <text:p>159,2546</text:p>
          </table:table-cell>
          <table:table-cell table:formula="of:=IF([.$E40]&lt;[.F41];([.$E40]/[.$A40]/SQRT(1-[.$E40]*[.$E40]));(1/[.$A40]/[.F41]*(1-SQRT(1-[.F41]*[.F41]))+[.$B$3]/[.F41]))*4" office:value-type="float" office:value="106.839179251341">
            <text:p>106,8392</text:p>
          </table:table-cell>
          <table:table-cell table:formula="of:=IF([.$E40]&lt;[.G41];([.$E40]/[.$A40]/SQRT(1-[.$E40]*[.$E40]));(1/[.$A40]/[.G41]*(1-SQRT(1-[.G41]*[.G41]))+[.$B$3]/[.G41]))*4" office:value-type="float" office:value="80.8560652623074">
            <text:p>80,8561</text:p>
          </table:table-cell>
          <table:table-cell table:formula="of:=IF([.$E40]&lt;[.H41];([.$E40]/[.$A40]/SQRT(1-[.$E40]*[.$E40]));(1/[.$A40]/[.H41]*(1-SQRT(1-[.H41]*[.H41]))+[.$B$3]/[.H41]))*4" office:value-type="float" office:value="65.4691587761641">
            <text:p>65,4692</text:p>
          </table:table-cell>
          <table:table-cell table:formula="of:=IF([.$E40]&lt;[.I41];([.$E40]/[.$A40]/SQRT(1-[.$E40]*[.$E40]));(1/[.$A40]/[.I41]*(1-SQRT(1-[.I41]*[.I41]))+[.$B$3]/[.I41]))*4" office:value-type="float" office:value="55.4123300970874">
            <text:p>55,4123</text:p>
          </table:table-cell>
          <table:table-cell table:formula="of:=IF([.$E40]&lt;[.J41];([.$E40]/[.$A40]/SQRT(1-[.$E40]*[.$E40]));(1/[.$A40]/[.J41]*(1-SQRT(1-[.J41]*[.J41]))+[.$B$3]/[.J41]))*4" office:value-type="float" office:value="43.5009951456311">
            <text:p>43,5010</text:p>
          </table:table-cell>
          <table:table-cell table:formula="of:=IF([.$E40]&lt;[.K41];([.$E40]/[.$A40]/SQRT(1-[.$E40]*[.$E40]));(1/[.$A40]/[.K41]*(1-SQRT(1-[.K41]*[.K41]))+[.$B$3]/[.K41]))*4" office:value-type="float" office:value="40.0838196819498">
            <text:p>40,0838</text:p>
          </table:table-cell>
          <table:table-cell table:formula="of:=IF([.$E40]&lt;[.L41];([.$E40]/[.$A40]/SQRT(1-[.$E40]*[.$E40]));(1/[.$A40]/[.L41]*(1-SQRT(1-[.L41]*[.L41]))+[.$B$3]/[.L41]))*4" office:value-type="float" office:value="38.6890632683516">
            <text:p>38,6891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acc class</text:p>
          </table:table-cell>
          <table:table-cell table:formula="of:=MIN(([.B41]/[.$A40])*4;[.$L40])" office:value-type="float" office:value="0.0776699029126214">
            <text:p>0,0777</text:p>
          </table:table-cell>
          <table:table-cell table:formula="of:=MIN(([.C41]/[.$A40])*4;[.$L40])" office:value-type="float" office:value="0.388349514563107">
            <text:p>0,3883</text:p>
          </table:table-cell>
          <table:table-cell table:formula="of:=MIN(([.D41]/[.$A40])*4;[.$L40])" office:value-type="float" office:value="0.776699029126214">
            <text:p>0,7767</text:p>
          </table:table-cell>
          <table:table-cell table:formula="of:=MIN(([.E41]/[.$A40])*4;[.$L40])" office:value-type="float" office:value="1.55339805825243">
            <text:p>1,5534</text:p>
          </table:table-cell>
          <table:table-cell table:formula="of:=MIN(([.F41]/[.$A40])*4;[.$L40])" office:value-type="float" office:value="2.33009708737864">
            <text:p>2,3301</text:p>
          </table:table-cell>
          <table:table-cell table:formula="of:=MIN(([.G41]/[.$A40])*4;[.$L40])" office:value-type="float" office:value="3.10679611650485">
            <text:p>3,1068</text:p>
          </table:table-cell>
          <table:table-cell table:formula="of:=MIN(([.H41]/[.$A40])*4;[.$L40])" office:value-type="float" office:value="3.88349514563107">
            <text:p>3,8835</text:p>
          </table:table-cell>
          <table:table-cell table:formula="of:=MIN(([.I41]/[.$A40])*4;[.$L40])" office:value-type="float" office:value="4.66019417475728">
            <text:p>4,6602</text:p>
          </table:table-cell>
          <table:table-cell table:formula="of:=MIN(([.J41]/[.$A40])*4;[.$L40])" office:value-type="float" office:value="6.21359223300971">
            <text:p>6,2136</text:p>
          </table:table-cell>
          <table:table-cell table:formula="of:=MIN(([.K41]/[.$A40])*4;[.$L40])" office:value-type="float" office:value="6.99029126213592">
            <text:p>6,9903</text:p>
          </table:table-cell>
          <table:table-cell table:formula="of:=MIN(([.L41]/[.$A40])*4;[.$L40])" office:value-type="float" office:value="7.68932038834951">
            <text:p>7,6893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class</text:p>
          </table:table-cell>
          <table:table-cell table:formula="of:=IF([.$J40]&gt;[.B41];([.$B$3]/[.B41]-1/2*[.B41]/[.$A40])*4;0)" office:value-type="float" office:value="3169.36116504854">
            <text:p>3169,3612</text:p>
          </table:table-cell>
          <table:table-cell table:formula="of:=IF([.$J40]&gt;[.C41];([.$B$3]/[.C41]-1/2*[.C41]/[.$A40])*4;0)" office:value-type="float" office:value="633.685825242718">
            <text:p>633,6858</text:p>
          </table:table-cell>
          <table:table-cell table:formula="of:=IF([.$J40]&gt;[.D41];([.$B$3]/[.D41]-1/2*[.D41]/[.$A40])*4;0)" office:value-type="float" office:value="316.551650485437">
            <text:p>316,5517</text:p>
          </table:table-cell>
          <table:table-cell table:formula="of:=IF([.$J40]&gt;[.E41];([.$B$3]/[.E41]-1/2*[.E41]/[.$A40])*4;0)" office:value-type="float" office:value="157.693300970874">
            <text:p>157,6933</text:p>
          </table:table-cell>
          <table:table-cell table:formula="of:=IF([.$J40]&gt;[.F41];([.$B$3]/[.F41]-1/2*[.F41]/[.$A40])*4;0)" office:value-type="float" office:value="104.481618122977">
            <text:p>104,4816</text:p>
          </table:table-cell>
          <table:table-cell table:formula="of:=IF([.$J40]&gt;[.G41];([.$B$3]/[.G41]-1/2*[.G41]/[.$A40])*4;0)" office:value-type="float" office:value="77.6816019417476">
            <text:p>77,6816</text:p>
          </table:table-cell>
          <table:table-cell table:formula="of:=IF([.$J40]&gt;[.H41];([.$B$3]/[.H41]-1/2*[.H41]/[.$A40])*4;0)" office:value-type="float" office:value="61.4462524271845">
            <text:p>61,4463</text:p>
          </table:table-cell>
          <table:table-cell table:formula="of:=IF([.$J40]&gt;[.I41];([.$B$3]/[.I41]-1/2*[.I41]/[.$A40])*4;0)" office:value-type="float" office:value="50.4932362459547">
            <text:p>50,4932</text:p>
          </table:table-cell>
          <table:table-cell table:formula="of:=IF([.$J40]&gt;[.J41];([.$B$3]/[.J41]-1/2*[.J41]/[.$A40])*4;0)" office:value-type="float" office:value="36.5107038834951">
            <text:p>36,5107</text:p>
          </table:table-cell>
          <table:table-cell table:formula="of:=IF([.$J40]&gt;[.K41];([.$B$3]/[.K41]-1/2*[.K41]/[.$A40])*4;0)" office:value-type="float" office:value="31.7204099244876">
            <text:p>31,7204</text:p>
          </table:table-cell>
          <table:table-cell table:formula="of:=IF([.$J40]&gt;[.L41];([.$B$3]/[.L41]-1/2*[.L41]/[.$A40])*4;0)" office:value-type="float" office:value="28.1694812199667">
            <text:p>28,1695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lass</text:p>
          </table:table-cell>
          <table:table-cell table:formula="of:=[.B47]+[.B46]" office:value-type="float" office:value="3169.43883495146">
            <text:p>3169,4388</text:p>
          </table:table-cell>
          <table:table-cell table:formula="of:=[.C47]+[.C46]" office:value-type="float" office:value="634.074174757282">
            <text:p>634,0742</text:p>
          </table:table-cell>
          <table:table-cell table:formula="of:=[.D47]+[.D46]" office:value-type="float" office:value="317.328349514563">
            <text:p>317,3283</text:p>
          </table:table-cell>
          <table:table-cell table:formula="of:=[.E47]+[.E46]" office:value-type="float" office:value="159.246699029126">
            <text:p>159,2467</text:p>
          </table:table-cell>
          <table:table-cell table:formula="of:=[.F47]+[.F46]" office:value-type="float" office:value="106.811715210356">
            <text:p>106,8117</text:p>
          </table:table-cell>
          <table:table-cell table:formula="of:=[.G47]+[.G46]" office:value-type="float" office:value="80.7883980582524">
            <text:p>80,7884</text:p>
          </table:table-cell>
          <table:table-cell table:formula="of:=[.H47]+[.H46]" office:value-type="float" office:value="65.3297475728155">
            <text:p>65,3297</text:p>
          </table:table-cell>
          <table:table-cell table:formula="of:=[.I47]+[.I46]" office:value-type="float" office:value="55.153430420712">
            <text:p>55,1534</text:p>
          </table:table-cell>
          <table:table-cell table:formula="of:=[.J47]+[.J46]" office:value-type="float" office:value="42.7242961165049">
            <text:p>42,7243</text:p>
          </table:table-cell>
          <table:table-cell table:formula="of:=[.K47]+[.K46]" office:value-type="float" office:value="38.7107011866235">
            <text:p>38,7107</text:p>
          </table:table-cell>
          <table:table-cell table:formula="of:=[.L47]+[.L46]" office:value-type="float" office:value="35.8588016083162">
            <text:p>35,858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cceleration</text:p>
          </table:table-cell>
          <table:table-cell office:value-type="string">
            <text:p>1 <text:s/>(g)</text:p>
          </table:table-cell>
          <table:table-cell table:style-name="Default"/>
          <table:table-cell table:style-name="Default" office:value-type="string">
            <text:p>Relativiste</text:p>
          </table:table-cell>
          <table:table-cell table:style-name="Default" office:value-type="string">
            <text:p>référentiel</text:p>
          </table:table-cell>
          <table:table-cell table:style-name="Default" office:value-type="string">
            <text:p>mobile</text:p>
          </table:table-cell>
          <table:table-cell table:style-name="Default" table:number-columns-repeated="2"/>
          <table:table-cell table:style-name="Default" office:value-type="string">
            <text:p>Classique</text:p>
          </table:table-cell>
          <table:table-cell table:style-name="Default" table:number-columns-repeated="1015"/>
        </table:table-row>
        <table:table-row table:style-name="ro2">
          <table:table-cell table:formula="of:=[.$B$4]/1" office:value-type="float" office:value="1.03">
            <text:p>1,0300</text:p>
          </table:table-cell>
          <table:table-cell office:value-type="string">
            <text:p>AL/an^2</text:p>
          </table:table-cell>
          <table:table-cell table:style-name="Default"/>
          <table:table-cell office:value-type="string">
            <text:p>Vlim(a,D) </text:p>
          </table:table-cell>
          <table:table-cell table:formula="of:=SQRT(([.A51]*[.$B$3]+1)^2-1)/([.A51]*[.$B$3]+1)" office:value-type="float" office:value="0.994024637225726">
            <text:p>0,9940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1/[.A51]*ACOSH([.A51]*[.$B$3]+1)*4" office:value-type="float" office:value="11.2820689219248">
            <text:p>11,2821</text:p>
          </table:table-cell>
          <table:table-cell table:style-name="Default"/>
          <table:table-cell office:value-type="string">
            <text:p>Vlim(a,D)</text:p>
          </table:table-cell>
          <table:table-cell table:formula="of:=SQRT(2*[.A51]*[.$B$3])" office:value-type="float" office:value="4.04010024628103">
            <text:p>4,0401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SQRT(2*[.$B$3]/[.A51])*4" office:value-type="float" office:value="15.6897096942952">
            <text:p>15,6897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>
            <text:p>Vmax/c</text:p>
          </table:table-cell>
          <table:table-cell office:value-type="float" office:value="0.01">
            <text:p>0,0100</text:p>
          </table:table-cell>
          <table:table-cell office:value-type="float" office:value="0.05">
            <text:p>0,0500</text:p>
          </table:table-cell>
          <table:table-cell office:value-type="float" office:value="0.1">
            <text:p>0,1000</text:p>
          </table:table-cell>
          <table:table-cell office:value-type="float" office:value="0.2">
            <text:p>0,2000</text:p>
          </table:table-cell>
          <table:table-cell office:value-type="float" office:value="0.3">
            <text:p>0,3000</text:p>
          </table:table-cell>
          <table:table-cell office:value-type="float" office:value="0.4">
            <text:p>0,4000</text:p>
          </table:table-cell>
          <table:table-cell office:value-type="float" office:value="0.5">
            <text:p>0,5000</text:p>
          </table:table-cell>
          <table:table-cell office:value-type="float" office:value="0.6">
            <text:p>0,6000</text:p>
          </table:table-cell>
          <table:table-cell office:value-type="float" office:value="0.8">
            <text:p>0,8000</text:p>
          </table:table-cell>
          <table:table-cell office:value-type="float" office:value="0.9">
            <text:p>0,9000</text:p>
          </table:table-cell>
          <table:table-cell office:value-type="float" office:value="0.99">
            <text:p>0,9900</text:p>
          </table:table-cell>
          <table:table-cell table:style-name="Default"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T acc rel mob</text:p>
          </table:table-cell>
          <table:table-cell table:style-name="ce3" table:formula="of:=MIN(1/[.$A51]*ATANH([.B52])*4;[.$G51])" office:value-type="float" office:value="0.0388362460323678">
            <text:p>0,0388</text:p>
          </table:table-cell>
          <table:table-cell table:style-name="ce3" table:formula="of:=MIN(1/[.$A51]*ATANH([.C52])*4;[.$G51])" office:value-type="float" office:value="0.194336812732005">
            <text:p>0,1943</text:p>
          </table:table-cell>
          <table:table-cell table:style-name="ce3" table:formula="of:=MIN(1/[.$A51]*ATANH([.D52])*4;[.$G51])" office:value-type="float" office:value="0.389651835848837">
            <text:p>0,3897</text:p>
          </table:table-cell>
          <table:table-cell table:style-name="ce3" table:formula="of:=MIN(1/[.$A51]*ATANH([.E52])*4;[.$G51])" office:value-type="float" office:value="0.787310889530416">
            <text:p>0,7873</text:p>
          </table:table-cell>
          <table:table-cell table:style-name="ce3" table:formula="of:=MIN(1/[.$A51]*ATANH([.F52])*4;[.$G51])" office:value-type="float" office:value="1.20201788040043">
            <text:p>1,2020</text:p>
          </table:table-cell>
          <table:table-cell table:style-name="ce3" table:formula="of:=MIN(1/[.$A51]*ATANH([.G52])*4;[.$G51])" office:value-type="float" office:value="1.64523856385865">
            <text:p>1,6452</text:p>
          </table:table-cell>
          <table:table-cell table:style-name="ce3" table:formula="of:=MIN(1/[.$A51]*ATANH([.H52])*4;[.$G51])" office:value-type="float" office:value="2.13322774498662">
            <text:p>2,1332</text:p>
          </table:table-cell>
          <table:table-cell table:style-name="ce3" table:formula="of:=MIN(1/[.$A51]*ATANH([.I52])*4;[.$G51])" office:value-type="float" office:value="2.69183371091241">
            <text:p>2,6918</text:p>
          </table:table-cell>
          <table:table-cell table:style-name="ce3" table:formula="of:=MIN(1/[.$A51]*ATANH([.J52])*4;[.$G51])" office:value-type="float" office:value="4.26645548997324">
            <text:p>4,2665</text:p>
          </table:table-cell>
          <table:table-cell table:style-name="ce3" table:formula="of:=MIN(1/[.$A51]*ATANH([.K52])*4;[.$G51])" office:value-type="float" office:value="5.71735724109988">
            <text:p>5,7174</text:p>
          </table:table-cell>
          <table:table-cell table:style-name="ce3" table:formula="of:=MIN(1/[.$A51]*ATANH([.L52])*4;[.$G51])" office:value-type="float" office:value="10.2782617955815">
            <text:p>10,2783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rel mob</text:p>
          </table:table-cell>
          <table:table-cell table:formula="of:=IF([.$E51]&gt;[.B52];(1/[.$A51]/[.B52]*(SQRT(1 -[.B52]*[.B52]) -1)+[.$B$3]/[.B52]*SQRT(1 -[.B52]*[.B52]))*4;0)" office:value-type="float" office:value="3169.22210807686">
            <text:p>3169,2221</text:p>
          </table:table-cell>
          <table:table-cell table:formula="of:=IF([.$E51]&gt;[.C52];(1/[.$A51]/[.C52]*(SQRT(1 -[.C52]*[.C52]) -1)+[.$B$3]/[.C52]*SQRT(1 -[.C52]*[.C52]))*4;0)" office:value-type="float" office:value="632.990006027037">
            <text:p>632,9900</text:p>
          </table:table-cell>
          <table:table-cell table:formula="of:=IF([.$E51]&gt;[.D52];(1/[.$A51]/[.D52]*(SQRT(1 -[.D52]*[.D52]) -1)+[.$B$3]/[.D52]*SQRT(1 -[.D52]*[.D52]))*4;0)" office:value-type="float" office:value="315.156655679936">
            <text:p>315,1567</text:p>
          </table:table-cell>
          <table:table-cell table:formula="of:=IF([.$E51]&gt;[.E52];(1/[.$A51]/[.E52]*(SQRT(1 -[.E52]*[.E52]) -1)+[.$B$3]/[.E52]*SQRT(1 -[.E52]*[.E52]))*4;0)" office:value-type="float" office:value="154.875943138128">
            <text:p>154,8759</text:p>
          </table:table-cell>
          <table:table-cell table:formula="of:=IF([.$E51]&gt;[.F52];(1/[.$A51]/[.F52]*(SQRT(1 -[.F52]*[.F52]) -1)+[.$B$3]/[.F52]*SQRT(1 -[.F52]*[.F52]))*4;0)" office:value-type="float" office:value="100.184240540025">
            <text:p>100,1842</text:p>
          </table:table-cell>
          <table:table-cell table:formula="of:=IF([.$E51]&gt;[.G52];(1/[.$A51]/[.G52]*(SQRT(1 -[.G52]*[.G52]) -1)+[.$B$3]/[.G52]*SQRT(1 -[.G52]*[.G52]))*4;0)" office:value-type="float" office:value="71.8095444068115">
            <text:p>71,8095</text:p>
          </table:table-cell>
          <table:table-cell table:formula="of:=IF([.$E51]&gt;[.H52];(1/[.$A51]/[.H52]*(SQRT(1 -[.H52]*[.H52]) -1)+[.$B$3]/[.H52]*SQRT(1 -[.H52]*[.H52]))*4;0)" office:value-type="float" office:value="53.855038907006">
            <text:p>53,8550</text:p>
          </table:table-cell>
          <table:table-cell table:formula="of:=IF([.$E51]&gt;[.I52];(1/[.$A51]/[.I52]*(SQRT(1 -[.I52]*[.I52]) -1)+[.$B$3]/[.I52]*SQRT(1 -[.I52]*[.I52]))*4;0)" office:value-type="float" office:value="40.9641682847896">
            <text:p>40,9642</text:p>
          </table:table-cell>
          <table:table-cell table:formula="of:=IF([.$E51]&gt;[.J52];(1/[.$A51]/[.J52]*(SQRT(1 -[.J52]*[.J52]) -1)+[.$B$3]/[.J52]*SQRT(1 -[.J52]*[.J52]))*4;0)" office:value-type="float" office:value="21.8287524271845">
            <text:p>21,8288</text:p>
          </table:table-cell>
          <table:table-cell table:formula="of:=IF([.$E51]&gt;[.K52];(1/[.$A51]/[.K52]*(SQRT(1 -[.K52]*[.K52]) -1)+[.$B$3]/[.K52]*SQRT(1 -[.K52]*[.K52]))*4;0)" office:value-type="float" office:value="12.9159727275338">
            <text:p>12,9160</text:p>
          </table:table-cell>
          <table:table-cell table:formula="of:=IF([.$E51]&gt;[.L52];(1/[.$A51]/[.L52]*(SQRT(1 -[.L52]*[.L52]) -1)+[.$B$3]/[.L52]*SQRT(1 -[.L52]*[.L52]))*4;0)" office:value-type="float" office:value="1.14679612398137">
            <text:p>1,146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rel mob</text:p>
          </table:table-cell>
          <table:table-cell table:formula="of:=[.B54]+[.B53]" office:value-type="float" office:value="3169.26094432289">
            <text:p>3169,2609</text:p>
          </table:table-cell>
          <table:table-cell table:formula="of:=[.C54]+[.C53]" office:value-type="float" office:value="633.184342839769">
            <text:p>633,1843</text:p>
          </table:table-cell>
          <table:table-cell table:formula="of:=[.D54]+[.D53]" office:value-type="float" office:value="315.546307515785">
            <text:p>315,5463</text:p>
          </table:table-cell>
          <table:table-cell table:formula="of:=[.E54]+[.E53]" office:value-type="float" office:value="155.663254027658">
            <text:p>155,6633</text:p>
          </table:table-cell>
          <table:table-cell table:formula="of:=[.F54]+[.F53]" office:value-type="float" office:value="101.386258420425">
            <text:p>101,3863</text:p>
          </table:table-cell>
          <table:table-cell table:formula="of:=[.G54]+[.G53]" office:value-type="float" office:value="73.4547829706701">
            <text:p>73,4548</text:p>
          </table:table-cell>
          <table:table-cell table:formula="of:=[.H54]+[.H53]" office:value-type="float" office:value="55.9882666519926">
            <text:p>55,9883</text:p>
          </table:table-cell>
          <table:table-cell table:formula="of:=[.I54]+[.I53]" office:value-type="float" office:value="43.656001995702">
            <text:p>43,6560</text:p>
          </table:table-cell>
          <table:table-cell table:formula="of:=[.J54]+[.J53]" office:value-type="float" office:value="26.0952079171577">
            <text:p>26,0952</text:p>
          </table:table-cell>
          <table:table-cell table:formula="of:=[.K54]+[.K53]" office:value-type="float" office:value="18.6333299686337">
            <text:p>18,6333</text:p>
          </table:table-cell>
          <table:table-cell table:formula="of:=[.L54]+[.L53]" office:value-type="float" office:value="11.4250579195629">
            <text:p>11,4251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fixe</text:p>
          </table:table-cell>
          <table:table-cell table:formula="of:=IF([.$E51]&lt;[.B52];([.$E51]/[.$A51]/SQRT(1-[.$E51]*[.$E51]));(1/[.$A51]/[.B52]*(1-SQRT(1-[.B52]*[.B52]))+[.$B$3]/[.B52]))*4" office:value-type="float" office:value="3169.41941796119">
            <text:p>3169,4194</text:p>
          </table:table-cell>
          <table:table-cell table:formula="of:=IF([.$E51]&lt;[.C52];([.$E51]/[.$A51]/SQRT(1-[.$E51]*[.$E51]));(1/[.$A51]/[.C52]*(1-SQRT(1-[.C52]*[.C52]))+[.$B$3]/[.C52]))*4" office:value-type="float" office:value="633.977148134221">
            <text:p>633,9771</text:p>
          </table:table-cell>
          <table:table-cell table:formula="of:=IF([.$E51]&lt;[.D52];([.$E51]/[.$A51]/SQRT(1-[.$E51]*[.$E51]));(1/[.$A51]/[.D52]*(1-SQRT(1-[.D52]*[.D52]))+[.$B$3]/[.D52]))*4" office:value-type="float" office:value="317.134662636636">
            <text:p>317,1347</text:p>
          </table:table-cell>
          <table:table-cell table:formula="of:=IF([.$E51]&lt;[.E52];([.$E51]/[.$A51]/SQRT(1-[.$E51]*[.$E51]));(1/[.$A51]/[.E52]*(1-SQRT(1-[.E52]*[.E52]))+[.$B$3]/[.E52]))*4" office:value-type="float" office:value="158.862312677412">
            <text:p>158,8623</text:p>
          </table:table-cell>
          <table:table-cell table:formula="of:=IF([.$E51]&lt;[.F52];([.$E51]/[.$A51]/SQRT(1-[.$E51]*[.$E51]));(1/[.$A51]/[.F52]*(1-SQRT(1-[.F52]*[.F52]))+[.$B$3]/[.F52]))*4" office:value-type="float" office:value="106.242922959004">
            <text:p>106,2429</text:p>
          </table:table-cell>
          <table:table-cell table:formula="of:=IF([.$E51]&lt;[.G52];([.$E51]/[.$A51]/SQRT(1-[.$E51]*[.$E51]));(1/[.$A51]/[.G52]*(1-SQRT(1-[.G52]*[.G52]))+[.$B$3]/[.G52]))*4" office:value-type="float" office:value="80.0455326311537">
            <text:p>80,0455</text:p>
          </table:table-cell>
          <table:table-cell table:formula="of:=IF([.$E51]&lt;[.H52];([.$E51]/[.$A51]/SQRT(1-[.$E51]*[.$E51]));(1/[.$A51]/[.H52]*(1-SQRT(1-[.H52]*[.H52]))+[.$B$3]/[.H52]))*4" office:value-type="float" office:value="64.428579388082">
            <text:p>64,4286</text:p>
          </table:table-cell>
          <table:table-cell table:formula="of:=IF([.$E51]&lt;[.I52];([.$E51]/[.$A51]/SQRT(1-[.$E51]*[.$E51]));(1/[.$A51]/[.I52]*(1-SQRT(1-[.I52]*[.I52]))+[.$B$3]/[.I52]))*4" office:value-type="float" office:value="54.1178317152103">
            <text:p>54,1178</text:p>
          </table:table-cell>
          <table:table-cell table:formula="of:=IF([.$E51]&lt;[.J52];([.$E51]/[.$A51]/SQRT(1-[.$E51]*[.$E51]));(1/[.$A51]/[.J52]*(1-SQRT(1-[.J52]*[.J52]))+[.$B$3]/[.J52]))*4" office:value-type="float" office:value="41.5592475728155">
            <text:p>41,5592</text:p>
          </table:table-cell>
          <table:table-cell table:formula="of:=IF([.$E51]&lt;[.K52];([.$E51]/[.$A51]/SQRT(1-[.$E51]*[.$E51]));(1/[.$A51]/[.K52]*(1-SQRT(1-[.K52]*[.K52]))+[.$B$3]/[.K52]))*4" office:value-type="float" office:value="37.6496876187527">
            <text:p>37,6497</text:p>
          </table:table-cell>
          <table:table-cell table:formula="of:=IF([.$E51]&lt;[.L52];([.$E51]/[.$A51]/SQRT(1-[.$E51]*[.$E51]));(1/[.$A51]/[.L52]*(1-SQRT(1-[.L52]*[.L52]))+[.$B$3]/[.L52]))*4" office:value-type="float" office:value="35.3834956956099">
            <text:p>35,3835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acc class</text:p>
          </table:table-cell>
          <table:table-cell table:formula="of:=MIN(([.B52]/[.$A51])*4;[.$L51])" office:value-type="float" office:value="0.0388349514563107">
            <text:p>0,0388</text:p>
          </table:table-cell>
          <table:table-cell table:formula="of:=MIN(([.C52]/[.$A51])*4;[.$L51])" office:value-type="float" office:value="0.194174757281553">
            <text:p>0,1942</text:p>
          </table:table-cell>
          <table:table-cell table:formula="of:=MIN(([.D52]/[.$A51])*4;[.$L51])" office:value-type="float" office:value="0.388349514563107">
            <text:p>0,3883</text:p>
          </table:table-cell>
          <table:table-cell table:formula="of:=MIN(([.E52]/[.$A51])*4;[.$L51])" office:value-type="float" office:value="0.776699029126214">
            <text:p>0,7767</text:p>
          </table:table-cell>
          <table:table-cell table:formula="of:=MIN(([.F52]/[.$A51])*4;[.$L51])" office:value-type="float" office:value="1.16504854368932">
            <text:p>1,1650</text:p>
          </table:table-cell>
          <table:table-cell table:formula="of:=MIN(([.G52]/[.$A51])*4;[.$L51])" office:value-type="float" office:value="1.55339805825243">
            <text:p>1,5534</text:p>
          </table:table-cell>
          <table:table-cell table:formula="of:=MIN(([.H52]/[.$A51])*4;[.$L51])" office:value-type="float" office:value="1.94174757281553">
            <text:p>1,9417</text:p>
          </table:table-cell>
          <table:table-cell table:formula="of:=MIN(([.I52]/[.$A51])*4;[.$L51])" office:value-type="float" office:value="2.33009708737864">
            <text:p>2,3301</text:p>
          </table:table-cell>
          <table:table-cell table:formula="of:=MIN(([.J52]/[.$A51])*4;[.$L51])" office:value-type="float" office:value="3.10679611650485">
            <text:p>3,1068</text:p>
          </table:table-cell>
          <table:table-cell table:formula="of:=MIN(([.K52]/[.$A51])*4;[.$L51])" office:value-type="float" office:value="3.49514563106796">
            <text:p>3,4951</text:p>
          </table:table-cell>
          <table:table-cell table:formula="of:=MIN(([.L52]/[.$A51])*4;[.$L51])" office:value-type="float" office:value="3.84466019417476">
            <text:p>3,8447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class</text:p>
          </table:table-cell>
          <table:table-cell table:formula="of:=IF([.$J51]&gt;[.B52];([.$B$3]/[.B52]-1/2*[.B52]/[.$A51])*4;0)" office:value-type="float" office:value="3169.38058252427">
            <text:p>3169,3806</text:p>
          </table:table-cell>
          <table:table-cell table:formula="of:=IF([.$J51]&gt;[.C52];([.$B$3]/[.C52]-1/2*[.C52]/[.$A51])*4;0)" office:value-type="float" office:value="633.782912621359">
            <text:p>633,7829</text:p>
          </table:table-cell>
          <table:table-cell table:formula="of:=IF([.$J51]&gt;[.D52];([.$B$3]/[.D52]-1/2*[.D52]/[.$A51])*4;0)" office:value-type="float" office:value="316.745825242718">
            <text:p>316,7458</text:p>
          </table:table-cell>
          <table:table-cell table:formula="of:=IF([.$J51]&gt;[.E52];([.$B$3]/[.E52]-1/2*[.E52]/[.$A51])*4;0)" office:value-type="float" office:value="158.081650485437">
            <text:p>158,0817</text:p>
          </table:table-cell>
          <table:table-cell table:formula="of:=IF([.$J51]&gt;[.F52];([.$B$3]/[.F52]-1/2*[.F52]/[.$A51])*4;0)" office:value-type="float" office:value="105.064142394822">
            <text:p>105,0641</text:p>
          </table:table-cell>
          <table:table-cell table:formula="of:=IF([.$J51]&gt;[.G52];([.$B$3]/[.G52]-1/2*[.G52]/[.$A51])*4;0)" office:value-type="float" office:value="78.4583009708738">
            <text:p>78,4583</text:p>
          </table:table-cell>
          <table:table-cell table:formula="of:=IF([.$J51]&gt;[.H52];([.$B$3]/[.H52]-1/2*[.H52]/[.$A51])*4;0)" office:value-type="float" office:value="62.4171262135922">
            <text:p>62,4171</text:p>
          </table:table-cell>
          <table:table-cell table:formula="of:=IF([.$J51]&gt;[.I52];([.$B$3]/[.I52]-1/2*[.I52]/[.$A51])*4;0)" office:value-type="float" office:value="51.658284789644">
            <text:p>51,6583</text:p>
          </table:table-cell>
          <table:table-cell table:formula="of:=IF([.$J51]&gt;[.J52];([.$B$3]/[.J52]-1/2*[.J52]/[.$A51])*4;0)" office:value-type="float" office:value="38.0641019417476">
            <text:p>38,0641</text:p>
          </table:table-cell>
          <table:table-cell table:formula="of:=IF([.$J51]&gt;[.K52];([.$B$3]/[.K52]-1/2*[.K52]/[.$A51])*4;0)" office:value-type="float" office:value="33.4679827400216">
            <text:p>33,4680</text:p>
          </table:table-cell>
          <table:table-cell table:formula="of:=IF([.$J51]&gt;[.L52];([.$B$3]/[.L52]-1/2*[.L52]/[.$A51])*4;0)" office:value-type="float" office:value="30.091811317054">
            <text:p>30,091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lass</text:p>
          </table:table-cell>
          <table:table-cell table:formula="of:=[.B58]+[.B57]" office:value-type="float" office:value="3169.41941747573">
            <text:p>3169,4194</text:p>
          </table:table-cell>
          <table:table-cell table:formula="of:=[.C58]+[.C57]" office:value-type="float" office:value="633.977087378641">
            <text:p>633,9771</text:p>
          </table:table-cell>
          <table:table-cell table:formula="of:=[.D58]+[.D57]" office:value-type="float" office:value="317.134174757282">
            <text:p>317,1342</text:p>
          </table:table-cell>
          <table:table-cell table:formula="of:=[.E58]+[.E57]" office:value-type="float" office:value="158.858349514563">
            <text:p>158,8583</text:p>
          </table:table-cell>
          <table:table-cell table:formula="of:=[.F58]+[.F57]" office:value-type="float" office:value="106.229190938511">
            <text:p>106,2292</text:p>
          </table:table-cell>
          <table:table-cell table:formula="of:=[.G58]+[.G57]" office:value-type="float" office:value="80.0116990291262">
            <text:p>80,0117</text:p>
          </table:table-cell>
          <table:table-cell table:formula="of:=[.H58]+[.H57]" office:value-type="float" office:value="64.3588737864078">
            <text:p>64,3589</text:p>
          </table:table-cell>
          <table:table-cell table:formula="of:=[.I58]+[.I57]" office:value-type="float" office:value="53.9883818770226">
            <text:p>53,9884</text:p>
          </table:table-cell>
          <table:table-cell table:formula="of:=[.J58]+[.J57]" office:value-type="float" office:value="41.1708980582524">
            <text:p>41,1709</text:p>
          </table:table-cell>
          <table:table-cell table:formula="of:=[.K58]+[.K57]" office:value-type="float" office:value="36.9631283710895">
            <text:p>36,9631</text:p>
          </table:table-cell>
          <table:table-cell table:formula="of:=[.L58]+[.L57]" office:value-type="float" office:value="33.9364715112288">
            <text:p>33,9365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cceleration</text:p>
          </table:table-cell>
          <table:table-cell office:value-type="string">
            <text:p>2 <text:s/>(g)</text:p>
          </table:table-cell>
          <table:table-cell table:style-name="Default"/>
          <table:table-cell table:style-name="Default" office:value-type="string">
            <text:p>Relativiste</text:p>
          </table:table-cell>
          <table:table-cell table:style-name="Default" office:value-type="string">
            <text:p>référentiel</text:p>
          </table:table-cell>
          <table:table-cell table:style-name="Default" office:value-type="string">
            <text:p>mobile</text:p>
          </table:table-cell>
          <table:table-cell table:style-name="Default" table:number-columns-repeated="2"/>
          <table:table-cell table:style-name="Default" office:value-type="string">
            <text:p>Classique</text:p>
          </table:table-cell>
          <table:table-cell table:style-name="Default" table:number-columns-repeated="1015"/>
        </table:table-row>
        <table:table-row table:style-name="ro2">
          <table:table-cell table:formula="of:=[.$B$4]*2" office:value-type="float" office:value="2.06">
            <text:p>2,0600</text:p>
          </table:table-cell>
          <table:table-cell office:value-type="string">
            <text:p>AL/an^2</text:p>
          </table:table-cell>
          <table:table-cell table:style-name="Default"/>
          <table:table-cell office:value-type="string">
            <text:p>Vlim(a,D) </text:p>
          </table:table-cell>
          <table:table-cell table:formula="of:=SQRT(([.A62]*[.$B$3]+1)^2-1)/([.A62]*[.$B$3]+1)" office:value-type="float" office:value="0.998332308701424">
            <text:p>0,9983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1/[.A62]*ACOSH([.A62]*[.$B$3]+1)*4" office:value-type="float" office:value="6.88216315731842">
            <text:p>6,8822</text:p>
          </table:table-cell>
          <table:table-cell table:style-name="Default"/>
          <table:table-cell office:value-type="string">
            <text:p>Vlim(a,D)</text:p>
          </table:table-cell>
          <table:table-cell table:formula="of:=SQRT(2*[.A62]*[.$B$3])" office:value-type="float" office:value="5.71356456163751">
            <text:p>5,7136</text:p>
          </table:table-cell>
          <table:table-cell table:style-name="ce3" office:value-type="string">
            <text:p><text:span text:style-name="T1">Talim(a,D)</text:span></text:p>
          </table:table-cell>
          <table:table-cell table:formula="of:=SQRT(2*[.$B$3]/[.A62])*4" office:value-type="float" office:value="11.0943001196845">
            <text:p>11,0943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>
            <text:p>Vmax/c</text:p>
          </table:table-cell>
          <table:table-cell office:value-type="float" office:value="0.01">
            <text:p>0,0100</text:p>
          </table:table-cell>
          <table:table-cell office:value-type="float" office:value="0.05">
            <text:p>0,0500</text:p>
          </table:table-cell>
          <table:table-cell office:value-type="float" office:value="0.1">
            <text:p>0,1000</text:p>
          </table:table-cell>
          <table:table-cell office:value-type="float" office:value="0.2">
            <text:p>0,2000</text:p>
          </table:table-cell>
          <table:table-cell office:value-type="float" office:value="0.3">
            <text:p>0,3000</text:p>
          </table:table-cell>
          <table:table-cell office:value-type="float" office:value="0.4">
            <text:p>0,4000</text:p>
          </table:table-cell>
          <table:table-cell office:value-type="float" office:value="0.5">
            <text:p>0,5000</text:p>
          </table:table-cell>
          <table:table-cell office:value-type="float" office:value="0.6">
            <text:p>0,6000</text:p>
          </table:table-cell>
          <table:table-cell office:value-type="float" office:value="0.8">
            <text:p>0,8000</text:p>
          </table:table-cell>
          <table:table-cell office:value-type="float" office:value="0.9">
            <text:p>0,9000</text:p>
          </table:table-cell>
          <table:table-cell office:value-type="float" office:value="0.99">
            <text:p>0,9900</text:p>
          </table:table-cell>
          <table:table-cell table:style-name="Default"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T acc rel mob</text:p>
          </table:table-cell>
          <table:table-cell table:style-name="ce3" table:formula="of:=MIN(1/[.$A62]*ATANH([.B63])*4;[.$G62])" office:value-type="float" office:value="0.0194181230161839">
            <text:p>0,0194</text:p>
          </table:table-cell>
          <table:table-cell table:style-name="ce3" table:formula="of:=MIN(1/[.$A62]*ATANH([.C63])*4;[.$G62])" office:value-type="float" office:value="0.0971684063660025">
            <text:p>0,0972</text:p>
          </table:table-cell>
          <table:table-cell table:style-name="ce3" table:formula="of:=MIN(1/[.$A62]*ATANH([.D63])*4;[.$G62])" office:value-type="float" office:value="0.194825917924419">
            <text:p>0,1948</text:p>
          </table:table-cell>
          <table:table-cell table:style-name="ce3" table:formula="of:=MIN(1/[.$A62]*ATANH([.E63])*4;[.$G62])" office:value-type="float" office:value="0.393655444765208">
            <text:p>0,3937</text:p>
          </table:table-cell>
          <table:table-cell table:style-name="ce3" table:formula="of:=MIN(1/[.$A62]*ATANH([.F63])*4;[.$G62])" office:value-type="float" office:value="0.601008940200217">
            <text:p>0,6010</text:p>
          </table:table-cell>
          <table:table-cell table:style-name="ce3" table:formula="of:=MIN(1/[.$A62]*ATANH([.G63])*4;[.$G62])" office:value-type="float" office:value="0.822619281929324">
            <text:p>0,8226</text:p>
          </table:table-cell>
          <table:table-cell table:style-name="ce3" table:formula="of:=MIN(1/[.$A62]*ATANH([.H63])*4;[.$G62])" office:value-type="float" office:value="1.06661387249331">
            <text:p>1,0666</text:p>
          </table:table-cell>
          <table:table-cell table:style-name="ce3" table:formula="of:=MIN(1/[.$A62]*ATANH([.I63])*4;[.$G62])" office:value-type="float" office:value="1.3459168554562">
            <text:p>1,3459</text:p>
          </table:table-cell>
          <table:table-cell table:style-name="ce3" table:formula="of:=MIN(1/[.$A62]*ATANH([.J63])*4;[.$G62])" office:value-type="float" office:value="2.13322774498662">
            <text:p>2,1332</text:p>
          </table:table-cell>
          <table:table-cell table:style-name="ce3" table:formula="of:=MIN(1/[.$A62]*ATANH([.K63])*4;[.$G62])" office:value-type="float" office:value="2.85867862054994">
            <text:p>2,8587</text:p>
          </table:table-cell>
          <table:table-cell table:style-name="ce3" table:formula="of:=MIN(1/[.$A62]*ATANH([.L63])*4;[.$G62])" office:value-type="float" office:value="5.13913089779077">
            <text:p>5,1391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rel mob</text:p>
          </table:table-cell>
          <table:table-cell table:formula="of:=IF([.$E62]&gt;[.B63];(1/[.$A62]/[.B63]*(SQRT(1 -[.B63]*[.B63]) -1)+[.$B$3]/[.B63]*SQRT(1 -[.B63]*[.B63]))*4;0)" office:value-type="float" office:value="3169.23181705746">
            <text:p>3169,2318</text:p>
          </table:table-cell>
          <table:table-cell table:formula="of:=IF([.$E62]&gt;[.C63];(1/[.$A62]/[.C63]*(SQRT(1 -[.C63]*[.C63]) -1)+[.$B$3]/[.C63]*SQRT(1 -[.C63]*[.C63]))*4;0)" office:value-type="float" office:value="633.038580094147">
            <text:p>633,0386</text:p>
          </table:table-cell>
          <table:table-cell table:formula="of:=IF([.$E62]&gt;[.D63];(1/[.$A62]/[.D63]*(SQRT(1 -[.D63]*[.D63]) -1)+[.$B$3]/[.D63]*SQRT(1 -[.D63]*[.D63]))*4;0)" office:value-type="float" office:value="315.253986998254">
            <text:p>315,2540</text:p>
          </table:table-cell>
          <table:table-cell table:formula="of:=IF([.$E62]&gt;[.E63];(1/[.$A62]/[.E63]*(SQRT(1 -[.E63]*[.E63]) -1)+[.$B$3]/[.E63]*SQRT(1 -[.E63]*[.E63]))*4;0)" office:value-type="float" office:value="155.072099476834">
            <text:p>155,0721</text:p>
          </table:table-cell>
          <table:table-cell table:formula="of:=IF([.$E62]&gt;[.F63];(1/[.$A62]/[.F63]*(SQRT(1 -[.F63]*[.F63]) -1)+[.$B$3]/[.F63]*SQRT(1 -[.F63]*[.F63]))*4;0)" office:value-type="float" office:value="100.482368686194">
            <text:p>100,4824</text:p>
          </table:table-cell>
          <table:table-cell table:formula="of:=IF([.$E62]&gt;[.G63];(1/[.$A62]/[.G63]*(SQRT(1 -[.G63]*[.G63]) -1)+[.$B$3]/[.G63]*SQRT(1 -[.G63]*[.G63]))*4;0)" office:value-type="float" office:value="72.2148107223883">
            <text:p>72,2148</text:p>
          </table:table-cell>
          <table:table-cell table:formula="of:=IF([.$E62]&gt;[.H63];(1/[.$A62]/[.H63]*(SQRT(1 -[.H63]*[.H63]) -1)+[.$B$3]/[.H63]*SQRT(1 -[.H63]*[.H63]))*4;0)" office:value-type="float" office:value="54.375328601047">
            <text:p>54,3753</text:p>
          </table:table-cell>
          <table:table-cell table:formula="of:=IF([.$E62]&gt;[.I63];(1/[.$A62]/[.I63]*(SQRT(1 -[.I63]*[.I63]) -1)+[.$B$3]/[.I63]*SQRT(1 -[.I63]*[.I63]))*4;0)" office:value-type="float" office:value="41.6114174757281">
            <text:p>41,6114</text:p>
          </table:table-cell>
          <table:table-cell table:formula="of:=IF([.$E62]&gt;[.J63];(1/[.$A62]/[.J63]*(SQRT(1 -[.J63]*[.J63]) -1)+[.$B$3]/[.J63]*SQRT(1 -[.J63]*[.J63]))*4;0)" office:value-type="float" office:value="22.7996262135922">
            <text:p>22,7996</text:p>
          </table:table-cell>
          <table:table-cell table:formula="of:=IF([.$E62]&gt;[.K63];(1/[.$A62]/[.K63]*(SQRT(1 -[.K63]*[.K63]) -1)+[.$B$3]/[.K63]*SQRT(1 -[.K63]*[.K63]))*4;0)" office:value-type="float" office:value="14.1330387591323">
            <text:p>14,1330</text:p>
          </table:table-cell>
          <table:table-cell table:formula="of:=IF([.$E62]&gt;[.L63];(1/[.$A62]/[.L63]*(SQRT(1 -[.L63]*[.L63]) -1)+[.$B$3]/[.L63]*SQRT(1 -[.L63]*[.L63]))*4;0)" office:value-type="float" office:value="2.83147326471559">
            <text:p>2,8315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rel mob</text:p>
          </table:table-cell>
          <table:table-cell table:formula="of:=[.B65]+[.B64]" office:value-type="float" office:value="3169.25123518047">
            <text:p>3169,2512</text:p>
          </table:table-cell>
          <table:table-cell table:formula="of:=[.C65]+[.C64]" office:value-type="float" office:value="633.135748500513">
            <text:p>633,1357</text:p>
          </table:table-cell>
          <table:table-cell table:formula="of:=[.D65]+[.D64]" office:value-type="float" office:value="315.448812916178">
            <text:p>315,4488</text:p>
          </table:table-cell>
          <table:table-cell table:formula="of:=[.E65]+[.E64]" office:value-type="float" office:value="155.465754921599">
            <text:p>155,4658</text:p>
          </table:table-cell>
          <table:table-cell table:formula="of:=[.F65]+[.F64]" office:value-type="float" office:value="101.083377626394">
            <text:p>101,0834</text:p>
          </table:table-cell>
          <table:table-cell table:formula="of:=[.G65]+[.G64]" office:value-type="float" office:value="73.0374300043177">
            <text:p>73,0374</text:p>
          </table:table-cell>
          <table:table-cell table:formula="of:=[.H65]+[.H64]" office:value-type="float" office:value="55.4419424735403">
            <text:p>55,4419</text:p>
          </table:table-cell>
          <table:table-cell table:formula="of:=[.I65]+[.I64]" office:value-type="float" office:value="42.9573343311843">
            <text:p>42,9573</text:p>
          </table:table-cell>
          <table:table-cell table:formula="of:=[.J65]+[.J64]" office:value-type="float" office:value="24.9328539585788">
            <text:p>24,9329</text:p>
          </table:table-cell>
          <table:table-cell table:formula="of:=[.K65]+[.K64]" office:value-type="float" office:value="16.9917173796823">
            <text:p>16,9917</text:p>
          </table:table-cell>
          <table:table-cell table:formula="of:=[.L65]+[.L64]" office:value-type="float" office:value="7.97060416250636">
            <text:p>7,9706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>
          <table:table-cell office:value-type="string">
            <text:p>T rel fixe</text:p>
          </table:table-cell>
          <table:table-cell table:formula="of:=IF([.$E62]&lt;[.B63];([.$E62]/[.$A62]/SQRT(1-[.$E62]*[.$E62]));(1/[.$A62]/[.B63]*(1-SQRT(1-[.B63]*[.B63]))+[.$B$3]/[.B63]))*4" office:value-type="float" office:value="3169.40970898059">
            <text:p>3169,4097</text:p>
          </table:table-cell>
          <table:table-cell table:formula="of:=IF([.$E62]&lt;[.C63];([.$E62]/[.$A62]/SQRT(1-[.$E62]*[.$E62]));(1/[.$A62]/[.C63]*(1-SQRT(1-[.C63]*[.C63]))+[.$B$3]/[.C63]))*4" office:value-type="float" office:value="633.92857406711">
            <text:p>633,9286</text:p>
          </table:table-cell>
          <table:table-cell table:formula="of:=IF([.$E62]&lt;[.D63];([.$E62]/[.$A62]/SQRT(1-[.$E62]*[.$E62]));(1/[.$A62]/[.D63]*(1-SQRT(1-[.D63]*[.D63]))+[.$B$3]/[.D63]))*4" office:value-type="float" office:value="317.037331318318">
            <text:p>317,0373</text:p>
          </table:table-cell>
          <table:table-cell table:formula="of:=IF([.$E62]&lt;[.E63];([.$E62]/[.$A62]/SQRT(1-[.$E62]*[.$E62]));(1/[.$A62]/[.E63]*(1-SQRT(1-[.E63]*[.E63]))+[.$B$3]/[.E63]))*4" office:value-type="float" office:value="158.666156338706">
            <text:p>158,6662</text:p>
          </table:table-cell>
          <table:table-cell table:formula="of:=IF([.$E62]&lt;[.F63];([.$E62]/[.$A62]/SQRT(1-[.$E62]*[.$E62]));(1/[.$A62]/[.F63]*(1-SQRT(1-[.F63]*[.F63]))+[.$B$3]/[.F63]))*4" office:value-type="float" office:value="105.944794812835">
            <text:p>105,9448</text:p>
          </table:table-cell>
          <table:table-cell table:formula="of:=IF([.$E62]&lt;[.G63];([.$E62]/[.$A62]/SQRT(1-[.$E62]*[.$E62]));(1/[.$A62]/[.G63]*(1-SQRT(1-[.G63]*[.G63]))+[.$B$3]/[.G63]))*4" office:value-type="float" office:value="79.6402663155769">
            <text:p>79,6403</text:p>
          </table:table-cell>
          <table:table-cell table:formula="of:=IF([.$E62]&lt;[.H63];([.$E62]/[.$A62]/SQRT(1-[.$E62]*[.$E62]));(1/[.$A62]/[.H63]*(1-SQRT(1-[.H63]*[.H63]))+[.$B$3]/[.H63]))*4" office:value-type="float" office:value="63.908289694041">
            <text:p>63,9083</text:p>
          </table:table-cell>
          <table:table-cell table:formula="of:=IF([.$E62]&lt;[.I63];([.$E62]/[.$A62]/SQRT(1-[.$E62]*[.$E62]));(1/[.$A62]/[.I63]*(1-SQRT(1-[.I63]*[.I63]))+[.$B$3]/[.I63]))*4" office:value-type="float" office:value="53.4705825242718">
            <text:p>53,4706</text:p>
          </table:table-cell>
          <table:table-cell table:formula="of:=IF([.$E62]&lt;[.J63];([.$E62]/[.$A62]/SQRT(1-[.$E62]*[.$E62]));(1/[.$A62]/[.J63]*(1-SQRT(1-[.J63]*[.J63]))+[.$B$3]/[.J63]))*4" office:value-type="float" office:value="40.5883737864078">
            <text:p>40,5884</text:p>
          </table:table-cell>
          <table:table-cell table:formula="of:=IF([.$E62]&lt;[.K63];([.$E62]/[.$A62]/SQRT(1-[.$E62]*[.$E62]));(1/[.$A62]/[.K63]*(1-SQRT(1-[.K63]*[.K63]))+[.$B$3]/[.K63]))*4" office:value-type="float" office:value="36.4326215871541">
            <text:p>36,4326</text:p>
          </table:table-cell>
          <table:table-cell table:formula="of:=IF([.$E62]&lt;[.L63];([.$E62]/[.$A62]/SQRT(1-[.$E62]*[.$E62]));(1/[.$A62]/[.L63]*(1-SQRT(1-[.L63]*[.L63]))+[.$B$3]/[.L63]))*4" office:value-type="float" office:value="33.6988185548756">
            <text:p>33,6988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acc class</text:p>
          </table:table-cell>
          <table:table-cell table:formula="of:=MIN(([.B63]/[.$A62])*4;[.$L62])" office:value-type="float" office:value="0.0194174757281553">
            <text:p>0,0194</text:p>
          </table:table-cell>
          <table:table-cell table:formula="of:=MIN(([.C63]/[.$A62])*4;[.$L62])" office:value-type="float" office:value="0.0970873786407767">
            <text:p>0,0971</text:p>
          </table:table-cell>
          <table:table-cell table:formula="of:=MIN(([.D63]/[.$A62])*4;[.$L62])" office:value-type="float" office:value="0.194174757281553">
            <text:p>0,1942</text:p>
          </table:table-cell>
          <table:table-cell table:formula="of:=MIN(([.E63]/[.$A62])*4;[.$L62])" office:value-type="float" office:value="0.388349514563107">
            <text:p>0,3883</text:p>
          </table:table-cell>
          <table:table-cell table:formula="of:=MIN(([.F63]/[.$A62])*4;[.$L62])" office:value-type="float" office:value="0.58252427184466">
            <text:p>0,5825</text:p>
          </table:table-cell>
          <table:table-cell table:formula="of:=MIN(([.G63]/[.$A62])*4;[.$L62])" office:value-type="float" office:value="0.776699029126214">
            <text:p>0,7767</text:p>
          </table:table-cell>
          <table:table-cell table:formula="of:=MIN(([.H63]/[.$A62])*4;[.$L62])" office:value-type="float" office:value="0.970873786407767">
            <text:p>0,9709</text:p>
          </table:table-cell>
          <table:table-cell table:formula="of:=MIN(([.I63]/[.$A62])*4;[.$L62])" office:value-type="float" office:value="1.16504854368932">
            <text:p>1,1650</text:p>
          </table:table-cell>
          <table:table-cell table:formula="of:=MIN(([.J63]/[.$A62])*4;[.$L62])" office:value-type="float" office:value="1.55339805825243">
            <text:p>1,5534</text:p>
          </table:table-cell>
          <table:table-cell table:formula="of:=MIN(([.K63]/[.$A62])*4;[.$L62])" office:value-type="float" office:value="1.74757281553398">
            <text:p>1,7476</text:p>
          </table:table-cell>
          <table:table-cell table:formula="of:=MIN(([.L63]/[.$A62])*4;[.$L62])" office:value-type="float" office:value="1.92233009708738">
            <text:p>1,9223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ruise class</text:p>
          </table:table-cell>
          <table:table-cell table:formula="of:=IF([.$J62]&gt;[.B63];([.$B$3]/[.B63]-1/2*[.B63]/[.$A62])*4;0)" office:value-type="float" office:value="3169.39029126214">
            <text:p>3169,3903</text:p>
          </table:table-cell>
          <table:table-cell table:formula="of:=IF([.$J62]&gt;[.C63];([.$B$3]/[.C63]-1/2*[.C63]/[.$A62])*4;0)" office:value-type="float" office:value="633.83145631068">
            <text:p>633,8315</text:p>
          </table:table-cell>
          <table:table-cell table:formula="of:=IF([.$J62]&gt;[.D63];([.$B$3]/[.D63]-1/2*[.D63]/[.$A62])*4;0)" office:value-type="float" office:value="316.842912621359">
            <text:p>316,8429</text:p>
          </table:table-cell>
          <table:table-cell table:formula="of:=IF([.$J62]&gt;[.E63];([.$B$3]/[.E63]-1/2*[.E63]/[.$A62])*4;0)" office:value-type="float" office:value="158.275825242718">
            <text:p>158,2758</text:p>
          </table:table-cell>
          <table:table-cell table:formula="of:=IF([.$J62]&gt;[.F63];([.$B$3]/[.F63]-1/2*[.F63]/[.$A62])*4;0)" office:value-type="float" office:value="105.355404530744">
            <text:p>105,3554</text:p>
          </table:table-cell>
          <table:table-cell table:formula="of:=IF([.$J62]&gt;[.G63];([.$B$3]/[.G63]-1/2*[.G63]/[.$A62])*4;0)" office:value-type="float" office:value="78.8466504854369">
            <text:p>78,8467</text:p>
          </table:table-cell>
          <table:table-cell table:formula="of:=IF([.$J62]&gt;[.H63];([.$B$3]/[.H63]-1/2*[.H63]/[.$A62])*4;0)" office:value-type="float" office:value="62.9025631067961">
            <text:p>62,9026</text:p>
          </table:table-cell>
          <table:table-cell table:formula="of:=IF([.$J62]&gt;[.I63];([.$B$3]/[.I63]-1/2*[.I63]/[.$A62])*4;0)" office:value-type="float" office:value="52.2408090614887">
            <text:p>52,2408</text:p>
          </table:table-cell>
          <table:table-cell table:formula="of:=IF([.$J62]&gt;[.J63];([.$B$3]/[.J63]-1/2*[.J63]/[.$A62])*4;0)" office:value-type="float" office:value="38.8408009708738">
            <text:p>38,8408</text:p>
          </table:table-cell>
          <table:table-cell table:formula="of:=IF([.$J62]&gt;[.K63];([.$B$3]/[.K63]-1/2*[.K63]/[.$A62])*4;0)" office:value-type="float" office:value="34.3417691477886">
            <text:p>34,3418</text:p>
          </table:table-cell>
          <table:table-cell table:formula="of:=IF([.$J62]&gt;[.L63];([.$B$3]/[.L63]-1/2*[.L63]/[.$A62])*4;0)" office:value-type="float" office:value="31.0529763655977">
            <text:p>31,0530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2">
          <table:table-cell office:value-type="string">
            <text:p>T class</text:p>
          </table:table-cell>
          <table:table-cell table:formula="of:=[.B69]+[.B68]" office:value-type="float" office:value="3169.40970873786">
            <text:p>3169,4097</text:p>
          </table:table-cell>
          <table:table-cell table:formula="of:=[.C69]+[.C68]" office:value-type="float" office:value="633.92854368932">
            <text:p>633,9285</text:p>
          </table:table-cell>
          <table:table-cell table:formula="of:=[.D69]+[.D68]" office:value-type="float" office:value="317.037087378641">
            <text:p>317,0371</text:p>
          </table:table-cell>
          <table:table-cell table:formula="of:=[.E69]+[.E68]" office:value-type="float" office:value="158.664174757282">
            <text:p>158,6642</text:p>
          </table:table-cell>
          <table:table-cell table:formula="of:=[.F69]+[.F68]" office:value-type="float" office:value="105.937928802589">
            <text:p>105,9379</text:p>
          </table:table-cell>
          <table:table-cell table:formula="of:=[.G69]+[.G68]" office:value-type="float" office:value="79.6233495145631">
            <text:p>79,6233</text:p>
          </table:table-cell>
          <table:table-cell table:formula="of:=[.H69]+[.H68]" office:value-type="float" office:value="63.8734368932039">
            <text:p>63,8734</text:p>
          </table:table-cell>
          <table:table-cell table:formula="of:=[.I69]+[.I68]" office:value-type="float" office:value="53.405857605178">
            <text:p>53,4059</text:p>
          </table:table-cell>
          <table:table-cell table:formula="of:=[.J69]+[.J68]" office:value-type="float" office:value="40.3941990291262">
            <text:p>40,3942</text:p>
          </table:table-cell>
          <table:table-cell table:formula="of:=[.K69]+[.K68]" office:value-type="float" office:value="36.0893419633225">
            <text:p>36,0893</text:p>
          </table:table-cell>
          <table:table-cell table:formula="of:=[.L69]+[.L68]" office:value-type="float" office:value="32.9753064626851">
            <text:p>32,9753</text:p>
          </table:table-cell>
          <table:table-cell table:style-name="Default" office:value-type="string">
            <text:p>ans</text:p>
          </table:table-cell>
          <table:table-cell table:number-columns-repeated="1011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iolkovski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Allé retour</text:p>
          </table:table-cell>
          <table:table-cell/>
          <table:table-cell office:value-type="string">
            <text:p>Allé simple</text:p>
          </table:table-cell>
          <table:table-cell table:number-columns-repeated="6"/>
        </table:table-row>
        <table:table-row table:style-name="ro2">
          <table:table-cell table:style-name="ce4" office:value-type="string">
            <text:p>Ve (km/s)</text:p>
          </table:table-cell>
          <table:table-cell table:style-name="ce4" office:value-type="string">
            <text:p>ln(M0/M1)</text:p>
          </table:table-cell>
          <table:table-cell office:value-type="string">
            <text:p>M0/M1</text:p>
          </table:table-cell>
          <table:table-cell office:value-type="string">
            <text:p>ln(M0/M1)</text:p>
          </table:table-cell>
          <table:table-cell office:value-type="string">
            <text:p>M0/M1</text:p>
          </table:table-cell>
          <table:table-cell table:number-columns-repeated="5"/>
        </table:table-row>
        <table:table-row table:style-name="ro1">
          <table:table-cell table:style-name="ce5" office:value-type="float" office:value="1000">
            <text:p>1,00E+003</text:p>
          </table:table-cell>
          <table:table-cell table:formula="of:=4*100000/[.A7]" office:value-type="float" office:value="400">
            <text:p>400</text:p>
          </table:table-cell>
          <table:table-cell table:formula="of:=EXP([.B7])" office:value-type="float" office:value="5.22146968976414E+173">
            <text:p>5,22E+173</text:p>
          </table:table-cell>
          <table:table-cell table:formula="of:=2*100000/[.A7]" office:value-type="float" office:value="200">
            <text:p>200</text:p>
          </table:table-cell>
          <table:table-cell table:formula="of:=EXP([.D7])" office:value-type="float" office:value="7.22597376812575E+086">
            <text:p>7,23E+086</text:p>
          </table:table-cell>
          <table:table-cell table:number-columns-repeated="5"/>
        </table:table-row>
        <table:table-row table:style-name="ro1">
          <table:table-cell table:style-name="ce5" office:value-type="float" office:value="10000">
            <text:p>1,00E+004</text:p>
          </table:table-cell>
          <table:table-cell table:formula="of:=4*100000/[.A8]" office:value-type="float" office:value="40">
            <text:p>40</text:p>
          </table:table-cell>
          <table:table-cell table:formula="of:=EXP([.B8])" office:value-type="float" office:value="2.3538526683702E+017">
            <text:p>2,35E+017</text:p>
          </table:table-cell>
          <table:table-cell table:formula="of:=2*100000/[.A8]" office:value-type="float" office:value="20">
            <text:p>20</text:p>
          </table:table-cell>
          <table:table-cell table:formula="of:=EXP([.D8])" office:value-type="float" office:value="485165195.40979">
            <text:p>485165195,41</text:p>
          </table:table-cell>
          <table:table-cell table:number-columns-repeated="5"/>
        </table:table-row>
        <table:table-row table:style-name="ro1">
          <table:table-cell table:style-name="ce5" office:value-type="float" office:value="100000">
            <text:p>1,00E+005</text:p>
          </table:table-cell>
          <table:table-cell table:formula="of:=4*100000/[.A9]" office:value-type="float" office:value="4">
            <text:p>4</text:p>
          </table:table-cell>
          <table:table-cell table:formula="of:=EXP([.B9])" office:value-type="float" office:value="54.5981500331442">
            <text:p>54,6</text:p>
          </table:table-cell>
          <table:table-cell table:formula="of:=2*100000/[.A9]" office:value-type="float" office:value="2">
            <text:p>2</text:p>
          </table:table-cell>
          <table:table-cell table:formula="of:=EXP([.D9])" office:value-type="float" office:value="7.38905609893065">
            <text:p>7,39</text:p>
          </table:table-cell>
          <table:table-cell table:number-columns-repeated="5"/>
        </table:table-row>
        <table:table-row table:style-name="ro1">
          <table:table-cell table:style-name="ce5" office:value-type="float" office:value="300000">
            <text:p>3,00E+005</text:p>
          </table:table-cell>
          <table:table-cell table:formula="of:=4*100000/[.A10]" office:value-type="float" office:value="1.33333333333333">
            <text:p>1,33</text:p>
          </table:table-cell>
          <table:table-cell table:formula="of:=EXP([.B10])" office:value-type="float" office:value="3.79366789468318">
            <text:p>3,79</text:p>
          </table:table-cell>
          <table:table-cell table:formula="of:=2*100000/[.A10]" office:value-type="float" office:value="0.666666666666667">
            <text:p>0,67</text:p>
          </table:table-cell>
          <table:table-cell table:formula="of:=EXP([.D10])" office:value-type="float" office:value="1.94773404105468">
            <text:p>1,9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23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7T21:12:59</meta:creation-date>
    <meta:editing-duration>PT47H46M16S</meta:editing-duration>
    <meta:editing-cycles>6</meta:editing-cycles>
    <meta:generator>OpenOffice.org/3.0$Linux OpenOffice.org_project/300m15$Build-9379</meta:generator>
    <meta:initial-creator>Emmanuel AZENCOT</meta:initial-creator>
    <dc:date>2010-09-29T23:21:01</dc:date>
    <dc:creator>Emmanuel AZENCOT</dc:creator>
    <meta:document-statistic meta:table-count="2" meta:cell-count="755" meta:object-count="0"/>
    <meta:user-defined meta:name="Info 1"/>
    <meta:user-defined meta:name="Info 2"/>
    <meta:user-defined meta:name="Info 3"/>
    <meta:user-defined meta:name="Info 4"/>
  </office:meta>
</office:document-meta>
</file>